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Times New Roman1"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Reference">
      <style:paragraph-properties fo:break-before="page">
        <style:tab-stops/>
      </style:paragraph-properties>
    </style:style>
    <style:style style:name="P26" style:family="paragraph" style:parent-style-name="Contents_20_Heading">
      <style:paragraph-properties fo:break-before="page"/>
    </style:style>
    <style:style style:name="P27" style:family="paragraph" style:parent-style-name="Reference">
      <style:paragraph-properties>
        <style:tab-stops/>
      </style:paragraph-properties>
    </style:style>
    <style:style style:name="P28" style:family="paragraph" style:parent-style-name="Command">
      <style:text-properties fo:font-style="italic" style:font-style-asian="italic" style:font-style-complex="italic"/>
    </style:style>
    <style:style style:name="P29" style:family="paragraph" style:parent-style-name="Command">
      <style:text-properties style:font-style-asian="normal" style:font-style-complex="normal"/>
    </style:style>
    <style:style style:name="P30" style:family="paragraph" style:parent-style-name="Command">
      <style:text-properties officeooo:paragraph-rsid="0036e484"/>
    </style:style>
    <style:style style:name="P31" style:family="paragraph" style:parent-style-name="Note">
      <style:text-properties fo:font-style="normal" style:font-style-asian="normal" style:font-style-complex="normal"/>
    </style:style>
    <style:style style:name="P32" style:family="paragraph" style:parent-style-name="Note">
      <style:text-properties officeooo:paragraph-rsid="002797df"/>
    </style:style>
    <style:style style:name="P33" style:family="paragraph" style:parent-style-name="Option_20_title">
      <style:text-properties style:font-style-asian="normal" style:font-style-complex="normal"/>
    </style:style>
    <style:style style:name="P34" style:family="paragraph" style:parent-style-name="Option_20_title">
      <style:text-properties fo:font-style="normal" style:font-style-asian="normal" style:font-style-complex="normal"/>
    </style:style>
    <style:style style:name="P35" style:family="paragraph" style:parent-style-name="Option_20_title">
      <style:text-properties officeooo:paragraph-rsid="00283a1c"/>
    </style:style>
    <style:style style:name="P36" style:family="paragraph" style:parent-style-name="Option_20_title">
      <style:text-properties officeooo:rsid="0068dc3f"/>
    </style:style>
    <style:style style:name="P37" style:family="paragraph" style:parent-style-name="Note">
      <style:paragraph-properties fo:margin-left="0.472in" fo:margin-right="0in" fo:text-indent="-0.472in" style:auto-text-indent="false"/>
    </style:style>
    <style:style style:name="P38" style:family="paragraph" style:parent-style-name="Option">
      <style:paragraph-properties fo:margin-left="0in" fo:margin-right="0in" fo:text-indent="0in" style:auto-text-indent="false"/>
    </style:style>
    <style:style style:name="P39" style:family="paragraph" style:parent-style-name="Standard">
      <style:text-properties officeooo:rsid="0013ea2a" officeooo:paragraph-rsid="0013ea2a"/>
    </style:style>
    <style:style style:name="P40" style:family="paragraph" style:parent-style-name="Footnote">
      <style:text-properties officeooo:rsid="0015d65b" officeooo:paragraph-rsid="0015d65b"/>
    </style:style>
    <style:style style:name="P41" style:family="paragraph" style:parent-style-name="Footnote">
      <style:text-properties officeooo:rsid="00259ac4" officeooo:paragraph-rsid="00259ac4"/>
    </style:style>
    <style:style style:name="P42" style:family="paragraph" style:parent-style-name="Footnote">
      <style:text-properties officeooo:rsid="002706f7" officeooo:paragraph-rsid="002706f7"/>
    </style:style>
    <style:style style:name="P43" style:family="paragraph" style:parent-style-name="Footnote">
      <style:text-properties officeooo:rsid="002797df" officeooo:paragraph-rsid="002797df"/>
    </style:style>
    <style:style style:name="P44" style:family="paragraph" style:parent-style-name="Footnote">
      <style:text-properties officeooo:rsid="00283a1c" officeooo:paragraph-rsid="00283a1c"/>
    </style:style>
    <style:style style:name="P45" style:family="paragraph" style:parent-style-name="Footnote">
      <style:text-properties officeooo:rsid="002ee9f8" officeooo:paragraph-rsid="002ee9f8"/>
    </style:style>
    <style:style style:name="P46" style:family="paragraph" style:parent-style-name="Footnote">
      <style:text-properties officeooo:rsid="003e47c0" officeooo:paragraph-rsid="003e47c0"/>
    </style:style>
    <style:style style:name="P47" style:family="paragraph" style:parent-style-name="Option">
      <style:text-properties officeooo:paragraph-rsid="002706f7"/>
    </style:style>
    <style:style style:name="P48" style:family="paragraph" style:parent-style-name="Option">
      <style:text-properties officeooo:rsid="002706f7" officeooo:paragraph-rsid="002706f7"/>
    </style:style>
    <style:style style:name="P49" style:family="paragraph" style:parent-style-name="Answer">
      <style:text-properties officeooo:paragraph-rsid="002797df"/>
    </style:style>
    <style:style style:name="P50" style:family="paragraph" style:parent-style-name="Answer">
      <style:text-properties officeooo:rsid="0037af8d" officeooo:paragraph-rsid="0037af8d"/>
    </style:style>
    <style:style style:name="P51" style:family="paragraph" style:parent-style-name="Text_20_body_20_Start">
      <style:text-properties officeooo:paragraph-rsid="002797df"/>
    </style:style>
    <style:style style:name="P52" style:family="paragraph" style:parent-style-name="Text_20_body_20_Start">
      <style:text-properties officeooo:paragraph-rsid="00283a1c"/>
    </style:style>
    <style:style style:name="P53" style:family="paragraph" style:parent-style-name="Text_20_body_20_Start">
      <style:text-properties officeooo:paragraph-rsid="002bdd1b"/>
    </style:style>
    <style:style style:name="P54" style:family="paragraph" style:parent-style-name="Text_20_body_20_Start">
      <style:text-properties officeooo:paragraph-rsid="0034fa7e"/>
    </style:style>
    <style:style style:name="P55" style:family="paragraph" style:parent-style-name="Text_20_body_20_Start">
      <style:text-properties officeooo:paragraph-rsid="003c91ca"/>
    </style:style>
    <style:style style:name="P56" style:family="paragraph" style:parent-style-name="Text_20_body_20_Start">
      <style:text-properties officeooo:rsid="003e8725" officeooo:paragraph-rsid="003e8725"/>
    </style:style>
    <style:style style:name="P57" style:family="paragraph" style:parent-style-name="Text_20_body_20_Start">
      <style:text-properties officeooo:paragraph-rsid="00426797"/>
    </style:style>
    <style:style style:name="P58" style:family="paragraph" style:parent-style-name="Text_20_body_20_Start">
      <style:text-properties officeooo:paragraph-rsid="0045953a"/>
    </style:style>
    <style:style style:name="P59" style:family="paragraph" style:parent-style-name="Text_20_body_20_Start">
      <style:text-properties officeooo:paragraph-rsid="00585f9b"/>
    </style:style>
    <style:style style:name="P60" style:family="paragraph" style:parent-style-name="Text_20_body_20_Start">
      <style:text-properties officeooo:rsid="005eb9c6" officeooo:paragraph-rsid="005eb9c6"/>
    </style:style>
    <style:style style:name="P61" style:family="paragraph" style:parent-style-name="Text_20_body_20_Start">
      <style:text-properties officeooo:paragraph-rsid="0062e13e"/>
    </style:style>
    <style:style style:name="P62" style:family="paragraph" style:parent-style-name="Text_20_body_20_Start">
      <style:text-properties officeooo:rsid="0062e13e" officeooo:paragraph-rsid="0062e13e"/>
    </style:style>
    <style:style style:name="P63" style:family="paragraph" style:parent-style-name="Option_20_Start">
      <style:text-properties officeooo:paragraph-rsid="002706f7"/>
    </style:style>
    <style:style style:name="P64" style:family="paragraph" style:parent-style-name="Option_20_Start">
      <style:text-properties officeooo:paragraph-rsid="002797df"/>
    </style:style>
    <style:style style:name="P65" style:family="paragraph" style:parent-style-name="Option_20_Start">
      <style:text-properties officeooo:paragraph-rsid="00283a1c"/>
    </style:style>
    <style:style style:name="P66" style:family="paragraph" style:parent-style-name="Option_20_Start">
      <style:text-properties officeooo:rsid="00283a1c" officeooo:paragraph-rsid="00283a1c"/>
    </style:style>
    <style:style style:name="P67" style:family="paragraph" style:parent-style-name="Option_20_Start">
      <style:text-properties officeooo:paragraph-rsid="0030f54a"/>
    </style:style>
    <style:style style:name="P68" style:family="paragraph" style:parent-style-name="Option_20_Start">
      <style:text-properties officeooo:paragraph-rsid="006c2030"/>
    </style:style>
    <style:style style:name="P69" style:family="paragraph" style:parent-style-name="Table">
      <style:text-properties officeooo:paragraph-rsid="00618721"/>
    </style:style>
    <style:style style:name="P70" style:family="paragraph" style:parent-style-name="Source_20_code">
      <style:text-properties officeooo:rsid="006496a9" officeooo:paragraph-rsid="006496a9"/>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Contents_20_4">
      <style:paragraph-properties>
        <style:tab-stops>
          <style:tab-stop style:position="6.1035in" style:type="right" style:leader-style="dotted" style:leader-text="."/>
        </style:tab-stops>
      </style:paragraph-properties>
    </style:style>
    <style:style style:name="P75" style:family="paragraph" style:parent-style-name="Index_20_1">
      <style:paragraph-properties>
        <style:tab-stops>
          <style:tab-stop style:position="6.6929in" style:type="right" style:leader-style="dotted" style:leader-text="."/>
        </style:tab-stops>
      </style:paragraph-properties>
    </style:style>
    <style:style style:name="P76" style:family="paragraph" style:parent-style-name="Table_20_index_20_1">
      <style:paragraph-properties>
        <style:tab-stops>
          <style:tab-stop style:position="6.6929in"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Illustration_20_Index_20_1">
      <style:paragraph-properties>
        <style:tab-stops>
          <style:tab-stop style:position="6.6929in" style:type="right" style:leader-style="dotted" style:leader-text="."/>
        </style:tab-stops>
      </style:paragraph-properties>
    </style:style>
    <style:style style:name="P79" style:family="paragraph" style:parent-style-name="Standard" style:list-style-name="L8"/>
    <style:style style:name="P80" style:family="paragraph" style:parent-style-name="Standard" style:list-style-name="L8">
      <style:text-properties officeooo:paragraph-rsid="0038929b"/>
    </style:style>
    <style:style style:name="P81" style:family="paragraph" style:parent-style-name="Text_20_body" style:list-style-name="L9"/>
    <style:style style:name="P82" style:family="paragraph" style:parent-style-name="Heading_20_1" style:list-style-name="">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Heading_20_3">
      <style:text-properties style:font-style-asian="normal" style:font-style-complex="normal"/>
    </style:style>
    <style:style style:name="P85" style:family="paragraph" style:parent-style-name="Heading_20_3">
      <style:text-properties officeooo:paragraph-rsid="002706f7"/>
    </style:style>
    <style:style style:name="P86" style:family="paragraph" style:parent-style-name="Heading_20_3">
      <style:paragraph-properties fo:break-before="page"/>
    </style:style>
    <style:style style:name="P87" style:family="paragraph" style:parent-style-name="Heading_20_2">
      <style:text-properties officeooo:rsid="0032c6b2" officeooo:paragraph-rsid="0032c6b2"/>
    </style:style>
    <style:style style:name="P88" style:family="paragraph" style:parent-style-name="List_20_1">
      <style:text-properties officeooo:rsid="006f49b8" officeooo:paragraph-rsid="006f49b8"/>
    </style:style>
    <style:style style:name="P89" style:family="paragraph" style:parent-style-name="List_20_1">
      <style:text-properties officeooo:rsid="0068dddf" officeooo:paragraph-rsid="0068dddf"/>
    </style:style>
    <style:style style:name="P90" style:family="paragraph" style:parent-style-name="List_20_1" style:list-style-name="L7"/>
    <style:style style:name="P91" style:family="paragraph" style:parent-style-name="List_20_1">
      <style:text-properties officeooo:paragraph-rsid="004dfd2b"/>
    </style:style>
    <style:style style:name="P92" style:family="paragraph" style:parent-style-name="List_20_1">
      <style:text-properties officeooo:rsid="0038d579" officeooo:paragraph-rsid="0038d579"/>
    </style:style>
    <style:style style:name="P93" style:family="paragraph" style:parent-style-name="List_20_1">
      <style:text-properties officeooo:paragraph-rsid="0038d579"/>
    </style:style>
    <style:style style:name="P94" style:family="paragraph" style:parent-style-name="List_20_1">
      <style:text-properties officeooo:paragraph-rsid="0042e302"/>
    </style:style>
    <style:style style:name="P95" style:family="paragraph" style:parent-style-name="List_20_1">
      <style:text-properties officeooo:rsid="0042e302" officeooo:paragraph-rsid="0042e302"/>
    </style:style>
    <style:style style:name="P96" style:family="paragraph" style:parent-style-name="List_20_1">
      <style:text-properties officeooo:paragraph-rsid="004495ea"/>
    </style:style>
    <style:style style:name="P97" style:family="paragraph" style:parent-style-name="List_20_1">
      <style:text-properties officeooo:paragraph-rsid="0013ea2a"/>
    </style:style>
    <style:style style:name="P98" style:family="paragraph" style:parent-style-name="Heading_20_4">
      <style:text-properties officeooo:rsid="003b244f" officeooo:paragraph-rsid="003b244f"/>
    </style:style>
    <style:style style:name="P99" style:family="paragraph" style:parent-style-name="Heading_20_4">
      <style:text-properties officeooo:rsid="003e8725" officeooo:paragraph-rsid="003e8725"/>
    </style:style>
    <style:style style:name="P100" style:family="paragraph" style:parent-style-name="List_20_1_20_Cont." style:list-style-name="L4"/>
    <style:style style:name="P101" style:family="paragraph" style:parent-style-name="List_20_1_20_Cont.">
      <style:paragraph-properties fo:margin-left="0.4925in" fo:margin-right="0in" fo:text-indent="-0.1575in" style:auto-text-indent="false"/>
    </style:style>
    <style:style style:name="P102" style:family="paragraph" style:parent-style-name="Option" style:list-style-name="L9"/>
    <style:style style:name="P103" style:family="paragraph" style:parent-style-name="List_20_1_20_Start" style:list-style-name="L1"/>
    <style:style style:name="P104" style:family="paragraph" style:parent-style-name="List_20_1_20_Start" style:list-style-name="L2"/>
    <style:style style:name="P105" style:family="paragraph" style:parent-style-name="List_20_1_20_Start" style:list-style-name="L4"/>
    <style:style style:name="P106" style:family="paragraph" style:parent-style-name="List_20_1_20_Start" style:list-style-name="L5">
      <style:text-properties officeooo:paragraph-rsid="006f49b8"/>
    </style:style>
    <style:style style:name="P107" style:family="paragraph" style:parent-style-name="List_20_1_20_Start" style:list-style-name="L6"/>
    <style:style style:name="P108" style:family="paragraph" style:parent-style-name="List_20_1_20_Start" style:list-style-name="L7"/>
    <style:style style:name="P109" style:family="paragraph" style:parent-style-name="List_20_1_20_Start">
      <style:text-properties officeooo:paragraph-rsid="0013ea2a"/>
    </style:style>
    <style:style style:name="P110" style:family="paragraph" style:parent-style-name="List_20_1_20_Start">
      <style:text-properties officeooo:rsid="0013ea2a" officeooo:paragraph-rsid="0014b6e1"/>
    </style:style>
    <style:style style:name="P111" style:family="paragraph" style:parent-style-name="List_20_1_20_Start" style:list-style-name="L10"/>
    <style:style style:name="P112" style:family="paragraph" style:parent-style-name="List_20_1_20_Start" style:list-style-name="L11"/>
    <style:style style:name="P113" style:family="paragraph" style:parent-style-name="List_20_1_20_Start">
      <style:paragraph-properties fo:margin-left="0.4925in" fo:margin-right="0in" fo:text-indent="-0.1598in" style:auto-text-indent="false"/>
    </style:style>
    <style:style style:name="P114" style:family="paragraph" style:parent-style-name="List_20_1_20_End" style:list-style-name="L3"/>
    <style:style style:name="P115" style:family="paragraph" style:parent-style-name="List_20_1_20_End" style:list-style-name="L6">
      <style:text-properties officeooo:paragraph-rsid="00272990"/>
    </style:style>
    <style:style style:name="P116" style:family="paragraph" style:parent-style-name="List_20_1_20_End">
      <style:text-properties officeooo:rsid="0038d579" officeooo:paragraph-rsid="0038d579"/>
    </style:style>
    <style:style style:name="P117" style:family="paragraph" style:parent-style-name="List_20_1_20_End">
      <style:text-properties officeooo:paragraph-rsid="0013ea2a"/>
    </style:style>
    <style:style style:name="P118" style:family="paragraph" style:parent-style-name="List_20_1_20_End">
      <style:text-properties officeooo:rsid="0013ea2a" officeooo:paragraph-rsid="0013ea2a"/>
    </style:style>
    <style:style style:name="P119" style:family="paragraph" style:parent-style-name="List_20_1_20_End" style:list-style-name="L10"/>
    <style:style style:name="P120" style:family="paragraph" style:parent-style-name="List_20_1_20_End" style:list-style-name="L11"/>
    <style:style style:name="P121" style:family="paragraph" style:parent-style-name="List_20_1_20_End">
      <style:paragraph-properties fo:margin-left="0.4925in" fo:margin-right="0in" fo:text-indent="-0.1575in" style:auto-text-indent="false"/>
    </style:style>
    <style:style style:name="P122"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0</text:p>
      <text:p text:style-name="P4">© 2007-2016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72"><text:a xlink:type="simple" xlink:href="#__RefHeading__31345316" text:style-name="Index_20_Link" text:visited-style-name="Index_20_Link">Overview<text:tab/>5</text:a></text:p>
          <text:p text:style-name="P71"><text:a xlink:type="simple" xlink:href="#__RefHeading__16232_1510295094" text:style-name="Index_20_Link" text:visited-style-name="Index_20_Link">Features<text:tab/>5</text:a></text:p>
          <text:p text:style-name="P71"><text:a xlink:type="simple" xlink:href="#__RefHeading__16234_1510295094" text:style-name="Index_20_Link" text:visited-style-name="Index_20_Link">Requirements<text:tab/>5</text:a></text:p>
          <text:p text:style-name="P71"><text:a xlink:type="simple" xlink:href="#__RefHeading__16236_1510295094" text:style-name="Index_20_Link" text:visited-style-name="Index_20_Link">Supported entry types<text:tab/>6</text:a></text:p>
          <text:p text:style-name="P72"><text:a xlink:type="simple" xlink:href="#__RefHeading__16238_1510295094" text:style-name="Index_20_Link" text:visited-style-name="Index_20_Link">Installation<text:tab/>7</text:a></text:p>
          <text:p text:style-name="P71"><text:a xlink:type="simple" xlink:href="#__RefHeading__16240_1510295094" text:style-name="Index_20_Link" text:visited-style-name="Index_20_Link">Packages<text:tab/>7</text:a></text:p>
          <text:p text:style-name="P71"><text:a xlink:type="simple" xlink:href="#__RefHeading__31496503" text:style-name="Index_20_Link" text:visited-style-name="Index_20_Link">Network connection key files<text:tab/>7</text:a></text:p>
          <text:p text:style-name="P72"><text:a xlink:type="simple" xlink:href="#__RefHeading__16242_1510295094" text:style-name="Index_20_Link" text:visited-style-name="Index_20_Link">Usage<text:tab/>8</text:a></text:p>
          <text:p text:style-name="P71"><text:a xlink:type="simple" xlink:href="#__RefHeading__16244_1510295094" text:style-name="Index_20_Link" text:visited-style-name="Index_20_Link">Creating archives<text:tab/>8</text:a></text:p>
          <text:p text:style-name="P73"><text:a xlink:type="simple" xlink:href="#__RefHeading__16246_1510295094" text:style-name="Index_20_Link" text:visited-style-name="Index_20_Link">File archives<text:tab/>9</text:a></text:p>
          <text:p text:style-name="P73"><text:a xlink:type="simple" xlink:href="#__RefHeading__16248_1510295094" text:style-name="Index_20_Link" text:visited-style-name="Index_20_Link">Image archives<text:tab/>9</text:a></text:p>
          <text:p text:style-name="P71"><text:a xlink:type="simple" xlink:href="#__RefHeading__16250_1510295094" text:style-name="Index_20_Link" text:visited-style-name="Index_20_Link">List archives and directory content<text:tab/>10</text:a></text:p>
          <text:p text:style-name="P71"><text:a xlink:type="simple" xlink:href="#__RefHeading__16252_1510295094" text:style-name="Index_20_Link" text:visited-style-name="Index_20_Link">Test archives<text:tab/>11</text:a></text:p>
          <text:p text:style-name="P71"><text:a xlink:type="simple" xlink:href="#__RefHeading__16254_1510295094" text:style-name="Index_20_Link" text:visited-style-name="Index_20_Link">Compare archives<text:tab/>11</text:a></text:p>
          <text:p text:style-name="P71"><text:a xlink:type="simple" xlink:href="#__RefHeading__16256_1510295094" text:style-name="Index_20_Link" text:visited-style-name="Index_20_Link">Extract archives<text:tab/>11</text:a></text:p>
          <text:p text:style-name="P71"><text:a xlink:type="simple" xlink:href="#__RefHeading__16258_1510295094" text:style-name="Index_20_Link" text:visited-style-name="Index_20_Link">Incremental/Differential archives<text:tab/>12</text:a></text:p>
          <text:p text:style-name="P71"><text:a xlink:type="simple" xlink:href="#__RefHeading__16260_1510295094" text:style-name="Index_20_Link" text:visited-style-name="Index_20_Link">Compress archives<text:tab/>13</text:a></text:p>
          <text:p text:style-name="P71"><text:a xlink:type="simple" xlink:href="#__RefHeading__16262_1510295094" text:style-name="Index_20_Link" text:visited-style-name="Index_20_Link">Encrypt archives<text:tab/>14</text:a></text:p>
          <text:p text:style-name="P73"><text:a xlink:type="simple" xlink:href="#__RefHeading__16264_1510295094" text:style-name="Index_20_Link" text:visited-style-name="Index_20_Link">Asymmetric encryption<text:tab/>15</text:a></text:p>
          <text:p text:style-name="P71"><text:a xlink:type="simple" xlink:href="#__RefHeading__29676110" text:style-name="Index_20_Link" text:visited-style-name="Index_20_Link">Split archives<text:tab/>16</text:a></text:p>
          <text:p text:style-name="P71"><text:a xlink:type="simple" xlink:href="#__RefHeading__16266_1510295094" text:style-name="Index_20_Link" text:visited-style-name="Index_20_Link">Store archives<text:tab/>16</text:a></text:p>
          <text:p text:style-name="P73"><text:a xlink:type="simple" xlink:href="#__RefHeading__31224310" text:style-name="Index_20_Link" text:visited-style-name="Index_20_Link">File system<text:tab/>16</text:a></text:p>
          <text:p text:style-name="P73"><text:a xlink:type="simple" xlink:href="#__RefHeading__33452803" text:style-name="Index_20_Link" text:visited-style-name="Index_20_Link">Remote server (FTP/SCP/SFTP/WebDAV)<text:tab/>17</text:a></text:p>
          <text:p text:style-name="P73"><text:a xlink:type="simple" xlink:href="#__RefHeading__16268_1510295094" text:style-name="Index_20_Link" text:visited-style-name="Index_20_Link">CD/DVD/BD<text:tab/>17</text:a></text:p>
          <text:p text:style-name="P73"><text:a xlink:type="simple" xlink:href="#__RefHeading__33455003" text:style-name="Index_20_Link" text:visited-style-name="Index_20_Link">Device<text:tab/>18</text:a></text:p>
          <text:p text:style-name="P72"><text:a xlink:type="simple" xlink:href="#__RefHeading__29694130" text:style-name="Index_20_Link" text:visited-style-name="Index_20_Link">Server<text:tab/>19</text:a></text:p>
          <text:p text:style-name="P71"><text:a xlink:type="simple" xlink:href="#__RefHeading__16270_1510295094" text:style-name="Index_20_Link" text:visited-style-name="Index_20_Link">Daemon<text:tab/>19</text:a></text:p>
          <text:p text:style-name="P73"><text:a xlink:type="simple" xlink:href="#__RefHeading__7119_1531997487" text:style-name="Index_20_Link" text:visited-style-name="Index_20_Link">Ports<text:tab/>19</text:a></text:p>
          <text:p text:style-name="P73"><text:a xlink:type="simple" xlink:href="#__RefHeading__6783_1531997487" text:style-name="Index_20_Link" text:visited-style-name="Index_20_Link">Firewall<text:tab/>19</text:a></text:p>
          <text:p text:style-name="P71"><text:a xlink:type="simple" xlink:href="#__RefHeading__16272_1510295094" text:style-name="Index_20_Link" text:visited-style-name="Index_20_Link">Database<text:tab/>20</text:a></text:p>
          <text:p text:style-name="P73"><text:a xlink:type="simple" xlink:href="#__RefHeading__8614_961238848" text:style-name="Index_20_Link" text:visited-style-name="Index_20_Link">bar-sqlite3<text:tab/>21</text:a></text:p>
          <text:p text:style-name="P71"><text:a xlink:type="simple" xlink:href="#__RefHeading__30626103" text:style-name="Index_20_Link" text:visited-style-name="Index_20_Link">Graphical front end<text:tab/>21</text:a></text:p>
          <text:p text:style-name="P73"><text:a xlink:type="simple" xlink:href="#__RefHeading__16274_1510295094" text:style-name="Index_20_Link" text:visited-style-name="Index_20_Link">Status tab<text:tab/>22</text:a></text:p>
          <text:p text:style-name="P73"><text:a xlink:type="simple" xlink:href="#__RefHeading__16276_1510295094" text:style-name="Index_20_Link" text:visited-style-name="Index_20_Link">Jobs tab<text:tab/>23</text:a></text:p>
          <text:p text:style-name="P74"><text:a xlink:type="simple" xlink:href="#__RefHeading__16278_1510295094" text:style-name="Index_20_Link" text:visited-style-name="Index_20_Link">Entries<text:tab/>23</text:a></text:p>
          <text:p text:style-name="P74"><text:a xlink:type="simple" xlink:href="#__RefHeading__16280_1510295094" text:style-name="Index_20_Link" text:visited-style-name="Index_20_Link">Images<text:tab/>24</text:a></text:p>
          <text:p text:style-name="P74"><text:a xlink:type="simple" xlink:href="#__RefHeading__16282_1510295094" text:style-name="Index_20_Link" text:visited-style-name="Index_20_Link">Filters &amp; Mounts<text:tab/>25</text:a></text:p>
          <text:p text:style-name="P74"><text:a xlink:type="simple" xlink:href="#__RefHeading__30546110" text:style-name="Index_20_Link" text:visited-style-name="Index_20_Link">Storage<text:tab/>26</text:a></text:p>
          <text:p text:style-name="P74"><text:a xlink:type="simple" xlink:href="#__RefHeading__14185_608817561" text:style-name="Index_20_Link" text:visited-style-name="Index_20_Link">Scripts<text:tab/>28</text:a></text:p>
          <text:p text:style-name="P74"><text:a xlink:type="simple" xlink:href="#__RefHeading__16284_1510295094" text:style-name="Index_20_Link" text:visited-style-name="Index_20_Link">Schedule<text:tab/>28</text:a></text:p>
          <text:p text:style-name="P73"><text:a xlink:type="simple" xlink:href="#__RefHeading__16286_1510295094" text:style-name="Index_20_Link" text:visited-style-name="Index_20_Link">Restore tab<text:tab/>29</text:a></text:p>
          <text:p text:style-name="P73"><text:a xlink:type="simple" xlink:href="#__RefHeading__12251_695893263" text:style-name="Index_20_Link" text:visited-style-name="Index_20_Link">Server settings<text:tab/>32</text:a></text:p>
          <text:p text:style-name="P74"><text:a xlink:type="simple" xlink:href="#__RefHeading__12253_695893263" text:style-name="Index_20_Link" text:visited-style-name="Index_20_Link">General<text:tab/>32</text:a></text:p>
          <text:p text:style-name="P74"><text:a xlink:type="simple" xlink:href="#__RefHeading__12255_695893263" text:style-name="Index_20_Link" text:visited-style-name="Index_20_Link">Servers<text:tab/>32</text:a></text:p>
          <text:p text:style-name="P74"><text:a xlink:type="simple" xlink:href="#__RefHeading__12257_695893263" text:style-name="Index_20_Link" text:visited-style-name="Index_20_Link">Commands<text:tab/>33</text:a></text:p>
          <text:p text:style-name="P74"><text:a xlink:type="simple" xlink:href="#__RefHeading__12259_695893263" text:style-name="Index_20_Link" text:visited-style-name="Index_20_Link">Verbosity &amp; Log<text:tab/>34</text:a></text:p>
          <text:p text:style-name="P72"><text:a xlink:type="simple" xlink:href="#__RefHeading__16288_1510295094" text:style-name="Index_20_Link" text:visited-style-name="Index_20_Link">Use cases<text:tab/>35</text:a></text:p>
          <text:p text:style-name="P71"><text:a xlink:type="simple" xlink:href="#__RefHeading__15954_1674148630" text:style-name="Index_20_Link" text:visited-style-name="Index_20_Link">a) Normal backup<text:tab/>35</text:a></text:p>
          <text:p text:style-name="P71"><text:a xlink:type="simple" xlink:href="#__RefHeading__15956_1674148630" text:style-name="Index_20_Link" text:visited-style-name="Index_20_Link">b) Full daily backup with time schedule<text:tab/>35</text:a></text:p>
          <text:p text:style-name="P71"><text:soft-page-break/><text:a xlink:type="simple" xlink:href="#__RefHeading__15958_1674148630" text:style-name="Index_20_Link" text:visited-style-name="Index_20_Link">c) Full weekly backup with time schedule and daily incremental backup<text:tab/>35</text:a></text:p>
          <text:p text:style-name="P71"><text:a xlink:type="simple" xlink:href="#__RefHeading__15960_1674148630" text:style-name="Index_20_Link" text:visited-style-name="Index_20_Link">d) Full weekly backup with daily incremental and continuous backup<text:tab/>36</text:a></text:p>
          <text:p text:style-name="P71"><text:a xlink:type="simple" xlink:href="#__RefHeading__15962_1674148630" text:style-name="Index_20_Link" text:visited-style-name="Index_20_Link">e) Restore single file or directory<text:tab/>36</text:a></text:p>
          <text:p text:style-name="P71"><text:a xlink:type="simple" xlink:href="#__RefHeading__15964_1674148630" text:style-name="Index_20_Link" text:visited-style-name="Index_20_Link">f) Restore full backup<text:tab/>36</text:a></text:p>
          <text:p text:style-name="P72"><text:a xlink:type="simple" xlink:href="#__RefHeading__15744_1674148630" text:style-name="Index_20_Link" text:visited-style-name="Index_20_Link">Appendix<text:tab/>37</text:a></text:p>
          <text:p text:style-name="P71"><text:a xlink:type="simple" xlink:href="#__RefHeading__8616_961238848" text:style-name="Index_20_Link" text:visited-style-name="Index_20_Link">Tools<text:tab/>37</text:a></text:p>
          <text:p text:style-name="P71"><text:a xlink:type="simple" xlink:href="#__RefHeading__30604910" text:style-name="Index_20_Link" text:visited-style-name="Index_20_Link">Archive file name macros<text:tab/>37</text:a></text:p>
          <text:p text:style-name="P71"><text:a xlink:type="simple" xlink:href="#__RefHeading__27593402" text:style-name="Index_20_Link" text:visited-style-name="Index_20_Link">BAR command line options summary<text:tab/>39</text:a></text:p>
          <text:p text:style-name="P73"><text:a xlink:type="simple" xlink:href="#__RefHeading__16290_1510295094" text:style-name="Index_20_Link" text:visited-style-name="Index_20_Link">Basic commands<text:tab/>39</text:a></text:p>
          <text:p text:style-name="P73"><text:a xlink:type="simple" xlink:href="#__RefHeading__16292_1510295094" text:style-name="Index_20_Link" text:visited-style-name="Index_20_Link">Include/Exclude files<text:tab/>40</text:a></text:p>
          <text:p text:style-name="P73"><text:a xlink:type="simple" xlink:href="#__RefHeading__16294_1510295094" text:style-name="Index_20_Link" text:visited-style-name="Index_20_Link">Incremental/Differential archives<text:tab/>41</text:a></text:p>
          <text:p text:style-name="P73"><text:a xlink:type="simple" xlink:href="#__RefHeading__16296_1510295094" text:style-name="Index_20_Link" text:visited-style-name="Index_20_Link">Compression<text:tab/>41</text:a></text:p>
          <text:p text:style-name="P73"><text:a xlink:type="simple" xlink:href="#__RefHeading__16298_1510295094" text:style-name="Index_20_Link" text:visited-style-name="Index_20_Link">Encryption<text:tab/>45</text:a></text:p>
          <text:p text:style-name="P73"><text:a xlink:type="simple" xlink:href="#__RefHeading__29665410" text:style-name="Index_20_Link" text:visited-style-name="Index_20_Link">Splitting<text:tab/>46</text:a></text:p>
          <text:p text:style-name="P73"><text:a xlink:type="simple" xlink:href="#__RefHeading__31202610" text:style-name="Index_20_Link" text:visited-style-name="Index_20_Link">Storage<text:tab/>46</text:a></text:p>
          <text:p text:style-name="P74"><text:a xlink:type="simple" xlink:href="#__RefHeading__16300_1510295094" text:style-name="Index_20_Link" text:visited-style-name="Index_20_Link">File<text:tab/>46</text:a></text:p>
          <text:p text:style-name="P74"><text:a xlink:type="simple" xlink:href="#__RefHeading__33495803" text:style-name="Index_20_Link" text:visited-style-name="Index_20_Link">FTP<text:tab/>46</text:a></text:p>
          <text:p text:style-name="P74"><text:a xlink:type="simple" xlink:href="#__RefHeading__33496803" text:style-name="Index_20_Link" text:visited-style-name="Index_20_Link">SSH<text:tab/>47</text:a></text:p>
          <text:p text:style-name="P74"><text:a xlink:type="simple" xlink:href="#__RefHeading__16302_1510295094" text:style-name="Index_20_Link" text:visited-style-name="Index_20_Link">SCP<text:tab/>47</text:a></text:p>
          <text:p text:style-name="P74"><text:a xlink:type="simple" xlink:href="#__RefHeading__16304_1510295094" text:style-name="Index_20_Link" text:visited-style-name="Index_20_Link">SFTP<text:tab/>48</text:a></text:p>
          <text:p text:style-name="P74"><text:a xlink:type="simple" xlink:href="#__RefHeading__7767_909302912" text:style-name="Index_20_Link" text:visited-style-name="Index_20_Link">WebDAV<text:tab/>48</text:a></text:p>
          <text:p text:style-name="P74"><text:a xlink:type="simple" xlink:href="#__RefHeading__16306_1510295094" text:style-name="Index_20_Link" text:visited-style-name="Index_20_Link">CD/DVD/BD<text:tab/>48</text:a></text:p>
          <text:p text:style-name="P74"><text:a xlink:type="simple" xlink:href="#__RefHeading__33501503" text:style-name="Index_20_Link" text:visited-style-name="Index_20_Link">Device<text:tab/>50</text:a></text:p>
          <text:p text:style-name="P73"><text:a xlink:type="simple" xlink:href="#__RefHeading__16308_1510295094" text:style-name="Index_20_Link" text:visited-style-name="Index_20_Link">Restore<text:tab/>52</text:a></text:p>
          <text:p text:style-name="P73"><text:a xlink:type="simple" xlink:href="#__RefHeading__16310_1510295094" text:style-name="Index_20_Link" text:visited-style-name="Index_20_Link">Server<text:tab/>52</text:a></text:p>
          <text:p text:style-name="P73"><text:a xlink:type="simple" xlink:href="#__RefHeading__13949_1679799926" text:style-name="Index_20_Link" text:visited-style-name="Index_20_Link">Index database<text:tab/>53</text:a></text:p>
          <text:p text:style-name="P73"><text:a xlink:type="simple" xlink:href="#__RefHeading__10437_873480820" text:style-name="Index_20_Link" text:visited-style-name="Index_20_Link">Continuous database<text:tab/>54</text:a></text:p>
          <text:p text:style-name="P73"><text:a xlink:type="simple" xlink:href="#__RefHeading__13951_1679799926" text:style-name="Index_20_Link" text:visited-style-name="Index_20_Link">Logging<text:tab/>55</text:a></text:p>
          <text:p text:style-name="P73"><text:a xlink:type="simple" xlink:href="#__RefHeading__16312_1510295094" text:style-name="Index_20_Link" text:visited-style-name="Index_20_Link">Miscellaneous<text:tab/>55</text:a></text:p>
          <text:p text:style-name="P71"><text:a xlink:type="simple" xlink:href="#__RefHeading__16314_1510295094" text:style-name="Index_20_Link" text:visited-style-name="Index_20_Link">BAR configuration and job files<text:tab/>59</text:a></text:p>
          <text:p text:style-name="P73"><text:a xlink:type="simple" xlink:href="#__RefHeading__16316_1510295094" text:style-name="Index_20_Link" text:visited-style-name="Index_20_Link">Additional configuration entries<text:tab/>59</text:a></text:p>
          <text:p text:style-name="P73"><text:a xlink:type="simple" xlink:href="#__RefHeading__16318_1510295094" text:style-name="Index_20_Link" text:visited-style-name="Index_20_Link">Block configuration entries<text:tab/>60</text:a></text:p>
          <text:p text:style-name="P74"><text:a xlink:type="simple" xlink:href="#__RefHeading__14674_1674148630" text:style-name="Index_20_Link" text:visited-style-name="Index_20_Link">File server<text:tab/>60</text:a></text:p>
          <text:p text:style-name="P74"><text:a xlink:type="simple" xlink:href="#__RefHeading__16320_1510295094" text:style-name="Index_20_Link" text:visited-style-name="Index_20_Link">FTP server<text:tab/>60</text:a></text:p>
          <text:p text:style-name="P74"><text:a xlink:type="simple" xlink:href="#__RefHeading__16322_1510295094" text:style-name="Index_20_Link" text:visited-style-name="Index_20_Link">SSH/SCP/SFTP server<text:tab/>61</text:a></text:p>
          <text:p text:style-name="P74"><text:a xlink:type="simple" xlink:href="#__RefHeading__9029_1272517093" text:style-name="Index_20_Link" text:visited-style-name="Index_20_Link">WebDAV server<text:tab/>61</text:a></text:p>
          <text:p text:style-name="P74"><text:a xlink:type="simple" xlink:href="#__RefHeading__9031_1272517093" text:style-name="Index_20_Link" text:visited-style-name="Index_20_Link">Device<text:tab/>61</text:a></text:p>
          <text:p text:style-name="P74"><text:a xlink:type="simple" xlink:href="#__RefHeading__9033_1272517093" text:style-name="Index_20_Link" text:visited-style-name="Index_20_Link">Schedule<text:tab/>62</text:a></text:p>
          <text:p text:style-name="P73"><text:a xlink:type="simple" xlink:href="#__RefHeading__16326_1510295094" text:style-name="Index_20_Link" text:visited-style-name="Index_20_Link">Example configuration file<text:tab/>62</text:a></text:p>
          <text:p text:style-name="P71"><text:a xlink:type="simple" xlink:href="#__RefHeading__32474025" text:style-name="Index_20_Link" text:visited-style-name="Index_20_Link">BARControl command line options summary<text:tab/>63</text:a></text:p>
          <text:p text:style-name="P71"><text:a xlink:type="simple" xlink:href="#__RefHeading__16328_1510295094" text:style-name="Index_20_Link" text:visited-style-name="Index_20_Link">BARControl configuration file<text:tab/>65</text:a></text:p>
          <text:p text:style-name="P71"><text:a xlink:type="simple" xlink:href="#__RefHeading__16330_1510295094" text:style-name="Index_20_Link" text:visited-style-name="Index_20_Link">Exit codes<text:tab/>66</text:a></text:p>
          <text:p text:style-name="P71"><text:a xlink:type="simple" xlink:href="#__RefHeading__29596110" text:style-name="Index_20_Link" text:visited-style-name="Index_20_Link">Archive file format<text:tab/>66</text:a></text:p>
          <text:p text:style-name="P71"><text:a xlink:type="simple" xlink:href="#__RefHeading__35624716" text:style-name="Index_20_Link" text:visited-style-name="Index_20_Link">Compilation<text:tab/>67</text:a></text:p>
          <text:p text:style-name="P71"><text:a xlink:type="simple" xlink:href="#__RefHeading__16332_1510295094" text:style-name="Index_20_Link" text:visited-style-name="Index_20_Link">Development<text:tab/>71</text:a></text:p>
          <text:p text:style-name="P72"><text:a xlink:type="simple" xlink:href="#__RefHeading__31406103" text:style-name="Index_20_Link" text:visited-style-name="Index_20_Link">Frequently asked questions<text:tab/>71</text:a></text:p>
          <text:p text:style-name="P72"><text:a xlink:type="simple" xlink:href="#__RefHeading__16334_1510295094" text:style-name="Index_20_Link" text:visited-style-name="Index_20_Link">Contact and bug reports<text:tab/>77</text:a></text:p>
          <text:p text:style-name="P72"><text:a xlink:type="simple" xlink:href="#__RefHeading__16336_1510295094" text:style-name="Index_20_Link" text:visited-style-name="Index_20_Link">License<text:tab/>78</text:a></text:p>
          <text:p text:style-name="P72"><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8">Figure 1: Graphical front end main window (status tab)<text:tab/>22</text:p>
          <text:p text:style-name="P78">Figure 2: Entries<text:tab/>24</text:p>
          <text:p text:style-name="P78">Figure 3: Images<text:tab/>25</text:p>
          <text:p text:style-name="P78">Figure 4: Filters and mounts<text:tab/>26</text:p>
          <text:p text:style-name="P78">Figure 5: Storage<text:tab/>26</text:p>
          <text:p text:style-name="P78">Figure 6: Archive name editor<text:tab/>27</text:p>
          <text:p text:style-name="P78">Figure 7: Scripts<text:tab/>28</text:p>
          <text:p text:style-name="P78">Figure 8: Scheduler<text:tab/>29</text:p>
          <text:p text:style-name="P78">Figure 9: Restoring files<text:tab/>30</text:p>
          <text:p text:style-name="P78">Figure 10: Restore dialog<text:tab/>31</text:p>
          <text:p text:style-name="P78">Figure 11: Server general settings<text:tab/>32</text:p>
          <text:p text:style-name="P78">Figure 12: Servers settings<text:tab/>33</text:p>
          <text:p text:style-name="P78">Figure 13: Server command settings<text:tab/>34</text:p>
          <text:p text:style-name="P7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6">Table 1: Supported entries<text:tab/>6</text:p>
          <text:p text:style-name="P76">Table 2: Certificates and key files<text:tab/>7</text:p>
          <text:p text:style-name="P76">Table 3: Archive part and medium sizes<text:tab/>18</text:p>
          <text:p text:style-name="P76">Table 4: Server ports<text:tab/>19</text:p>
          <text:p text:style-name="P76">Table 5: Archive file name macros<text:tab/>38</text:p>
          <text:p text:style-name="P76">Table 6: Pattern types<text:tab/>40</text:p>
          <text:p text:style-name="P76">Table 7: Compression algorithms<text:tab/>44</text:p>
          <text:p text:style-name="P76">Table 8: Encryption algorithms<text:tab/>45</text:p>
          <text:p text:style-name="P76">Table 9: Log information types<text:tab/>55</text:p>
          <text:p text:style-name="P76">Table 10: Verbosity levels<text:tab/>58</text:p>
          <text:p text:style-name="P76">Table 11: BAR exit codes<text:tab/>66</text:p>
          <text:p text:style-name="P76">Table 12: Compilation packages<text:tab/>69</text:p>
          <text:p text:style-name="P76">Table 13: Tests<text:tab/>70</text:p>
        </text:index-body>
      </text:table-index>
      <text:p text:style-name="Text_20_body"/>
      <text:h text:style-name="P82" text:outline-level="1"/>
      <text:h text:style-name="P8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711287577484905425" text:style-name="L1">
        <text:list-item>
          <text:p text:style-name="P103">create, list, test, compare and extract archives of files and disk images,</text:p>
        </text:list-item>
      </text:list>
      <text:list xml:id="list277115842138111154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09298820354741553" text:style-name="L2">
        <text:list-item>
          <text:p text:style-name="P104">glibc 2.3.2 or higher</text:p>
        </text:list-item>
      </text:list>
      <text:list xml:id="list84940576820954" text:continue-list="list2771158421381111544" text:style-name="List_20_1">
        <text:list-item>
          <text:p text:style-name="List_20_1"><text:span text:style-name="Name">BAR</text:span> binary</text:p>
        </text:list-item>
      </text:list>
      <text:list xml:id="list8335556565384807513" text:style-name="L3">
        <text:list-item>
          <text:p text:style-name="P11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56594346421751746" text:style-name="L4">
        <text:list-item>
          <text:p text:style-name="P105">cdrecord [<text:reference-ref text:reference-format="text" text:ref-name="cdrtools">cdrtools</text:reference-ref>]</text:p>
        </text:list-item>
      </text:list>
      <text:list xml:id="list84938687592009" text:continue-list="list84940576820954" text:style-name="List_20_1">
        <text:list-item>
          <text:p text:style-name="List_20_1">growisofs [<text:reference-ref text:reference-format="text" text:ref-name="growisofs">growisofs</text:reference-ref>]</text:p>
        </text:list-item>
      </text:list>
      <text:list xml:id="list84940358405146" text:continue-list="list856594346421751746" text:style-name="L4">
        <text:list-item>
          <text:p text:style-name="P100">mkisofs, <text:span text:style-name="T61">dvd+rw-format</text:span> [<text:reference-ref text:reference-format="text" text:ref-name="dvd+rw-tools">dvd+rw-tools</text:reference-ref>]</text:p>
        </text:list-item>
      </text:list>
      <text:list xml:id="list84938904825426" text:continue-list="list84938687592009"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469877596907920825" text:style-name="L5">
        <text:list-item>
          <text:p text:style-name="P106">C/<text:span text:style-name="T65">C++</text:span> development environment with gcc, <text:span text:style-name="T64">g++</text:span></text:p>
        </text:list-item>
      </text:list>
      <text:list xml:id="list84939535587148" text:continue-list="list84938904825426" text:style-name="List_20_1">
        <text:list-item>
          <text:p text:style-name="List_20_1">GNU make</text:p>
        </text:list-item>
        <text:list-item>
          <text:p text:style-name="List_20_1">m4</text:p>
        </text:list-item>
        <text:list-item>
          <text:p text:style-name="P88">xgettext</text:p>
        </text:list-item>
        <text:list-item>
          <text:p text:style-name="List_20_1">perl</text:p>
        </text:list-item>
        <text:list-item>
          <text:p text:style-name="P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8493920860056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0">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7405290490393684594" text:style-name="L6">
        <text:list-item>
          <text:p text:style-name="P107"><text:bookmark-start text:name="__DdeLink__11097_1674148630"/>&lt;name&gt; stay for a parameter, e. g. a name or some text,</text:p>
        </text:list-item>
      </text:list>
      <text:list xml:id="list84940526599962" text:continue-list="list8493920860056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4940122354297" text:continue-list="list7405290490393684594" text:style-name="L6">
        <text:list-item>
          <text:p text:style-name="P115">&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4940104483183" text:continue-list="list8494052659996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231833058317717815" text:style-name="L7">
        <text:list-item>
          <text:p text:style-name="P108">ext2</text:p>
        </text:list-item>
      </text:list>
      <text:list xml:id="list84940290104379" text:continue-list="list8494010448318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4939871902765" text:continue-list="list2231833058317717815" text:style-name="L7">
        <text:list-item>
          <text:p text:style-name="P90">ext4</text:p>
        </text:list-item>
      </text:list>
      <text:p text:style-name="Text_20_body_20_Start">Experimental, but no longer supported files systems are:</text:p>
      <text:list xml:id="list84940308660042" text:continue-numbering="true" text:style-name="L7">
        <text:list-item>
          <text:p text:style-name="P90">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84940009043952" text:continue-list="list84940290104379"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8">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8">&lt;path&gt;/&lt;archive name&gt;&lt;date&gt;&lt;number&gt;.bar</text:p>
      <text:p text:style-name="Text_20_body_20_Start">will create an incremental data file with the name</text:p>
      <text:p text:style-name="P29">&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1"><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8">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494041292596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9491464"/><text:alphabetical-index-mark-start text:id="IMark79491896"/>URI<text:alphabetical-index-mark-end text:id="IMark79491896"/><text:alphabetical-index-mark-end text:id="IMark7949146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1">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2">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84939474558914" text:continue-numbering="true" text:style-name="List_20_1">
        <text:list-item>
          <text:p text:style-name="P113">the archive files are stored either in the file system, on a ftp server, scp/sftp server, or a we<text:span text:style-name="T26">bdav</text:span> server and</text:p>
        </text:list-item>
        <text:list-item>
          <text:p text:style-name="P101">the name suffix is <text:span text:style-name="Filename">.bar,</text:span> and</text:p>
        </text:list-item>
        <text:list-item>
          <text:p text:style-name="P121">if the archives can be decrypted which means the running <text:span text:style-name="Name">BAR</text:span> server has the required pass phrase stored in the internal pass phrase cache and the required private key file.</text:p>
        </text:list-item>
      </text:list>
      <text:p text:style-name="P54"><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2"><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2">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84940312637592"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84939268727614" text:continue-numbering="true" text:style-name="List_20_1">
        <text:list-item>
          <text:p text:style-name="P9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1">‑‑<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1"><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84940683424439"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0">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2977293427630744591" text:style-name="L8">
        <text:list-item>
          <text:p text:style-name="P80"><text:span text:style-name="T38">remote host to run the job </text:span><text:span text:style-name="Number_20_Mark"><text:span text:style-name="T38">B</text:span></text:span></text:p>
        </text:list-item>
        <text:list-item>
          <text:p text:style-name="P79">included entry names</text:p>
        </text:list-item>
      </text:list>
      <text:list xml:id="list84940730227940" text:continue-list="list84940683424439" text:style-name="List_20_1">
        <text:list-item>
          <text:p text:style-name="List_20_1">included images</text:p>
        </text:list-item>
        <text:list-item>
          <text:p text:style-name="P92">filters and mounts</text:p>
        </text:list-item>
        <text:list-item>
          <text:p text:style-name="List_20_1">storage information</text:p>
        </text:list-item>
        <text:list-item>
          <text:p text:style-name="P92">scripts</text:p>
        </text:list-item>
        <text:list-item>
          <text:p text:style-name="P93">schedule information</text:p>
        </text:list-item>
        <text:list-item>
          <text:p text:style-name="P116">comments</text:p>
        </text:list-item>
      </text:list>
      <text:p text:style-name="Table_20_Contents">The jobs tab have some sub-tabs to edit these pieces of data.</text:p>
      <text:h text:style-name="P98" text:outline-level="4"><text:bookmark-start text:name="__RefHeading__16278_1510295094"/>Entries<text:bookmark-end text:name="__RefHeading__16278_1510295094"/></text:h>
      <text:p text:style-name="P55">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text:soft-page-break/>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6">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6"><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9" text:outline-level="4"><text:bookmark-start text:name="__RefHeading__14185_608817561"/><text:soft-page-break/>Scripts<text:bookmark-end text:name="__RefHeading__14185_608817561"/></text:h>
      <text:p text:style-name="P22"><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3">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2">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7">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0.1528in" svg:height="0.1528in" draw:z-index="30"><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31"><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40">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84940567236796" text:continue-numbering="true" text:style-name="List_20_1">
        <text:list-item>
          <text:p text:style-name="P94"><text:span text:style-name="T47">temporary directory </text:span><text:span text:style-name="Number_20_Mark"><text:span text:style-name="T47">B</text:span></text:span><text:span text:style-name="T47">,</text:span></text:p>
        </text:list-item>
        <text:list-item>
          <text:p text:style-name="P94"><text:span text:style-name="T47">the nice level </text:span><text:span text:style-name="Number_20_Mark"><text:span text:style-name="T47">C</text:span></text:span><text:span text:style-name="T47">,</text:span></text:p>
        </text:list-item>
        <text:list-item>
          <text:p text:style-name="P94"><text:span text:style-name="T47">the max. number of compress and encryption threads </text:span><text:span text:style-name="Number_20_Mark"><text:span text:style-name="T47">D</text:span></text:span><text:span text:style-name="T47">,</text:span></text:p>
        </text:list-item>
        <text:list-item>
          <text:p text:style-name="P94"><text:span text:style-name="T47">the minimal compress size </text:span><text:span text:style-name="Number_20_Mark"><text:span text:style-name="T47">E</text:span></text:span><text:span text:style-name="T47">,</text:span></text:p>
        </text:list-item>
        <text:list-item>
          <text:p text:style-name="P95">the jobs directory <text:span text:style-name="Number_20_Mark">F</text:span>,</text:p>
        </text:list-item>
        <text:list-item>
          <text:p text:style-name="P95">the max. size of files included in a continuous backup <text:span text:style-name="Number_20_Mark">G</text:span>,</text:p>
        </text:list-item>
        <text:list-item>
          <text:p text:style-name="P95">the file name of the index database <text:span text:style-name="Number_20_Mark">H</text:span> and if index auto-updates should be active <text:span text:style-name="Number_20_Mark">I</text:span>,</text:p>
        </text:list-item>
        <text:list-item>
          <text:p text:style-name="P95"><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9">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in" svg:y="0.5937in" style:rel-width="100%" svg:height="2.8201in" draw:z-index="25"><draw:text-box fo:min-height="29%" fo:min-width="6.6929in"><text:p text:style-name="Figure"><draw:frame draw:style-name="fr11" draw:name="Image2" text:anchor-type="paragraph" svg:width="6.6929in" style:rel-width="100%" svg:height="3.6437in" style:rel-height="scale" draw:z-index="26"><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0256in" svg:width="6.6929in" draw:z-index="27"><draw:text-box fo:min-height="3.6437in"><text:p text:style-name="Figure"><draw:frame draw:style-name="fr11" draw:name="Image10" text:anchor-type="paragraph" svg:width="6.6929in" style:rel-width="100%" svg:height="3.6437in" style:rel-height="scale" draw:z-index="28"><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9">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84939074156739" text:continue-numbering="true" text:style-name="List_20_1">
        <text:list-item>
          <text:p text:style-name="P96">log <text:span text:style-name="T48">level </text:span><text:span text:style-name="Number_20_Mark"><text:span text:style-name="T48">B</text:span></text:span><text:span text:style-name="T48">,</text:span></text:p>
        </text:list-item>
        <text:list-item>
          <text:p text:style-name="P96"><text:span text:style-name="T48">the log </text:span>types <text:span text:style-name="Number_20_Mark"><text:span text:style-name="T48">C</text:span></text:span>,</text:p>
        </text:list-item>
        <text:list-item>
          <text:p text:style-name="P96">the log file name <text:span text:style-name="Number_20_Mark"><text:span text:style-name="T48">D</text:span></text:span>,</text:p>
        </text:list-item>
        <text:list-item>
          <text:p text:style-name="P96">the log format <text:span text:style-name="Number_20_Mark"><text:span text:style-name="T48">E</text:span></text:span><text:span text:style-name="T48"> </text:span>and</text:p>
        </text:list-item>
        <text:list-item>
          <text:p text:style-name="P96"><text:span text:style-name="T32">the</text:span> log post command <text:span text:style-name="Number_20_Mark"><text:span text:style-name="T48">F</text:span></text:span></text:p>
        </text:list-item>
      </text:list>
      <text:p text:style-name="Text_20_body_20_Start"><draw:frame draw:style-name="fr5" draw:name="Frame11" text:anchor-type="paragraph" svg:x="0in" svg:y="0.2811in" svg:width="6.6929in" draw:z-index="29"><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42978054539606219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84939585370998" text:continue-list="list8493907415673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84939970945306" text:continue-list="list7429780545396062192"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84939575731300" text:continue-list="list8493958537099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5">The exact time may be later than the specified time if some other jobs are running before.</text:p></text:note-body></text:note> <text:span text:style-name="T20">each day </text:span>as a full backup.</text:p>
      <text:list xml:id="list84940612676957" text:continue-list="list84939970945306"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84939213081121" text:continue-list="list84939575731300" text:style-name="List_20_1">
        <text:list-item>
          <text:p text:style-name="P109">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97">select for <text:span text:style-name="T20">the t</text:span><text:span text:style-name="Name">ype</text:span> <text:span text:style-name="Name">full</text:span></text:p>
        </text:list-item>
        <text:list-item>
          <text:p text:style-name="P9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7"><text:span text:style-name="Name"><text:span text:style-name="T6">select for the type </text:span></text:span><text:span text:style-name="Name"><text:span text:style-name="T2">incremental</text:span></text:span></text:p>
        </text:list-item>
        <text:list-item>
          <text:p text:style-name="P117">verify <text:span text:style-name="T20">that </text:span><text:span text:style-name="Name">enabled</text:span> is checked</text:p>
        </text:list-item>
      </text:list>
      <text:list xml:id="list84940592965201" text:continue-list="list84940612676957"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84939611751859" text:continue-list="list84939213081121" text:style-name="List_20_1">
        <text:list-item>
          <text:p text:style-name="P109">switch to the <text:span text:style-name="Name">Jobs</text:span> tab. In the <text:span text:style-name="Name">Schedule</text:span> sub-tab add a new schedule entry and define * <text:span text:style-name="T20">for the date, <text:s/>time and week day</text:span>.</text:p>
        </text:list-item>
        <text:list-item>
          <text:p text:style-name="P97">select for <text:span text:style-name="T20">the t</text:span><text:span text:style-name="Name">ype</text:span> <text:span text:style-name="Name"><text:span text:style-name="T20">continuous</text:span></text:span></text:p>
        </text:list-item>
        <text:list-item>
          <text:p text:style-name="P118">select some interval time when the continuous backup should be executed. A good choice maybe 30min which means every 30min a backup job is started storing all entries which were changed in the last 30min.</text:p>
        </text:list-item>
      </text:list>
      <text:p text:style-name="P39">Note: continuous backups may require a lot of archive space depending on the size of the files to store, how often the are modified and <text:span text:style-name="T33">time interval </text:span>the backup is executed. </text:p>
      <text:list xml:id="list84939668885576" text:continue-list="list8494059296520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84940810603446" text:continue-list="list84939611751859" text:style-name="List_20_1">
        <text:list-item>
          <text:p text:style-name="P110"><text:span text:style-name="Name"><text:span text:style-name="T5">switch to the </text:span></text:span><text:span text:style-name="Name"><text:span text:style-name="T3">Restore</text:span></text:span><text:span text:style-name="Name"><text:span text:style-name="T7"> tab</text:span></text:span></text:p>
        </text:list-item>
        <text:list-item>
          <text:p text:style-name="P11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4939255288941" text:continue-list="list8493966888557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84939559558456" text:continue-list="list84940810603446" text:style-name="List_20_1">
        <text:list-item>
          <text:p text:style-name="P110"><text:span text:style-name="Name"><text:span text:style-name="T5">switch to the </text:span></text:span><text:span text:style-name="Name"><text:span text:style-name="T21">Restore</text:span></text:span><text:span text:style-name="Name"><text:span text:style-name="T7"> tab</text:span></text:span></text:p>
        </text:list-item>
        <text:list-item>
          <text:p text:style-name="P110"><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2" text:outline-level="1"/>
      <text:h text:style-name="P83" text:outline-level="1"><text:bookmark-start text:name="__RefHeading__15744_1674148630"/>Appendix<text:bookmark-end text:name="__RefHeading__15744_1674148630"/></text:h>
      <text:h text:style-name="P87" text:outline-level="2"><text:bookmark-start text:name="__RefHeading__8616_961238848"/>Tools<text:bookmark-end text:name="__RefHeading__8616_961238848"/></text:h>
      <text:p text:style-name="Text_20_body_20_Start">The following tools are part of <text:span text:style-name="Command">BAR</text:span>:</text:p>
      <text:list xml:id="list84938813982012"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2"><text:soft-page-break/>Note:<text:tab/><text:span text:style-name="Command"><text:span text:style-name="T26">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8875048"/>--create<text:alphabetical-index-mark-end text:id="IMark78875048"/>, <text:alphabetical-index-mark-start text:id="IMark78299464"/>-c<text:alphabetical-index-mark-end text:id="IMark78299464"/></text:p>
      <text:p text:style-name="Option_20_Start">Create an archive with files, directories, links, hard links and special files like device-, pipes- and sockets-descriptors.</text:p>
      <text:p text:style-name="Option_20_title"><text:alphabetical-index-mark-start text:id="IMark79489624"/>--image<text:alphabetical-index-mark-end text:id="IMark79489624"/>, <text:alphabetical-index-mark-start text:id="IMark75653416"/>-m<text:alphabetical-index-mark-end text:id="IMark756534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8299464"/>--list<text:alphabetical-index-mark-end text:id="IMark78299464"/>, <text:alphabetical-index-mark-start text:id="IMark79389496"/>-l<text:alphabetical-index-mark-end text:id="IMark793894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9489624"/>--test<text:alphabetical-index-mark-end text:id="IMark79489624"/>, <text:alphabetical-index-mark-start text:id="IMark75653416"/>-t<text:alphabetical-index-mark-end text:id="IMark75653416"/></text:p>
      <text:p text:style-name="Option_20_Start">Test content integrity of archives.</text:p>
      <text:p text:style-name="Option_20_title"><text:alphabetical-index-mark-start text:id="IMark64274600"/>--compare<text:alphabetical-index-mark-end text:id="IMark64274600"/>, <text:alphabetical-index-mark-start text:id="IMark57344456"/>-d<text:alphabetical-index-mark-end text:id="IMark57344456"/></text:p>
      <text:p text:style-name="Option_20_Start">Compare content of archives with content in file system.</text:p>
      <text:p text:style-name="Option_20_title"><text:alphabetical-index-mark-start text:id="IMark57333592"/>--extract<text:alphabetical-index-mark-end text:id="IMark57333592"/>, <text:alphabetical-index-mark-start text:id="IMark78299464"/>-x<text:alphabetical-index-mark-end text:id="IMark78299464"/></text:p>
      <text:p text:style-name="Option_20_Start">Extract content of archives.</text:p>
      <text:p text:style-name="Option_20_title"><text:alphabetical-index-mark-start text:id="IMark64809608"/>--generate-keys<text:alphabetical-index-mark-end text:id="IMark648096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7344456"/>--generate-keys-bits<text:alphabetical-index-mark-end text:id="IMark57344456"/>=&lt;n&gt;</text:p>
      <text:p text:style-name="Option_20_Start">Specify number of bits to use for a RSA key pair. It can be 1024, 2048 or 3072 bits. Default value are 2048 bits.</text:p>
      <text:p text:style-name="Option_20_title"><text:soft-page-break/><text:alphabetical-index-mark-start text:id="IMark78299464"/>--pre-command<text:alphabetical-index-mark-end text:id="IMark78299464"/>=&lt;command&gt;</text:p>
      <text:p text:style-name="Option_20_Start">Command to execute before a job is started.</text:p>
      <text:p text:style-name="Option_20_Start">Available macros: %name.</text:p>
      <text:p text:style-name="Option_20_title"><text:alphabetical-index-mark-start text:id="IMark75653416"/>--post-command<text:alphabetical-index-mark-end text:id="IMark75653416"/>=&lt;command&gt;</text:p>
      <text:p text:style-name="Option_20_Start">Command to execute after a job terminated.</text:p>
      <text:p text:style-name="Option_20_Start">Available macros: %name.</text:p>
      <text:p text:style-name="Option_20_title"><text:alphabetical-index-mark-start text:id="IMark78854888"/>--mount<text:alphabetical-index-mark-end text:id="IMark7885488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4809608"/>--include<text:alphabetical-index-mark-end text:id="IMark64809608"/>=&lt;pattern&gt;, <text:alphabetical-index-mark-start text:id="IMark64274600"/>-#<text:alphabetical-index-mark-end text:id="IMark6427460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8883704"/>--include-command<text:bookmark-start text:name="__DdeLink__11102_1674148630"/><text:alphabetical-index-mark-end text:id="IMark7888370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4809608"/>--exclude<text:alphabetical-index-mark-end text:id="IMark64809608"/>=&lt;pattern&gt;, <text:alphabetical-index-mark-start text:id="IMark78883704"/>-!<text:alphabetical-index-mark-end text:id="IMark788837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4809608"/>--exclude-command<text:alphabetical-index-mark-end text:id="IMark6480960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8883704"/>--mount<text:alphabetical-index-mark-end text:id="IMark7888370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4" text:outline-level="3"><text:bookmark-start text:name="__RefHeading__16294_1510295094"/>Incremental/Differential archives<text:bookmark-end text:name="__RefHeading__16294_1510295094"/></text:h>
      <text:p text:style-name="P33"><text:alphabetical-index-mark-start text:id="IMark78874344"/>--normal<text:alphabetical-index-mark-end text:id="IMark78874344"/></text:p>
      <text:p text:style-name="Option_20_Start">Create a normal archive. No incremental data is used or stored.</text:p>
      <text:p text:style-name="Option_20_title"><text:alphabetical-index-mark-start text:id="IMark64809608"/><text:span text:style-name="T11">--full</text:span><text:alphabetical-index-mark-end text:id="IMark64809608"/><text:span text:style-name="T11">, </text:span><text:alphabetical-index-mark-start text:id="IMark78874344"/><text:span text:style-name="T11">-f</text:span><text:alphabetical-index-mark-end text:id="IMark78874344"/></text:p>
      <text:p text:style-name="Option_20_Start">Create a full archive and store incremental data.</text:p>
      <text:p text:style-name="Option_20_title"><text:alphabetical-index-mark-start text:id="IMark78874344"/><text:span text:style-name="T11">--incremental</text:span><text:alphabetical-index-mark-end text:id="IMark78874344"/><text:span text:style-name="T11">, </text:span><text:alphabetical-index-mark-start text:id="IMark78875048"/><text:span text:style-name="T11">-i</text:span><text:alphabetical-index-mark-end text:id="IMark788750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78875048"/><text:span text:style-name="T11">--incremental-list-file</text:span><text:alphabetical-index-mark-end text:id="IMark7887504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3"><text:alphabetical-index-mark-start text:id="IMark64809608"/>--differential<text:alphabetical-index-mark-end text:id="IMark64809608"/></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78883704"/>--compress-algorithm<text:alphabetical-index-mark-end text:id="IMark78883704"/>, <text:alphabetical-index-mark-start text:id="IMark78874344"/>-z<text:alphabetical-index-mark-end text:id="IMark7887434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8856616"/>--compress-min-size<text:alphabetical-index-mark-end text:id="IMark788566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8856616"/>--compress-exclude<text:alphabetical-index-mark-end text:id="IMark788566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9509960"/>--crypt-algorithm<text:alphabetical-index-mark-end text:id="IMark79509960"/>, <text:alphabetical-index-mark-start text:id="IMark78604216"/>-y<text:alphabetical-index-mark-end text:id="IMark7860421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9513064"/>--crypt-type<text:alphabetical-index-mark-end text:id="IMark7951306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9513064"/>--crypt-password<text:alphabetical-index-mark-end text:id="IMark795130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9513064"/>--crypt-public-key<text:alphabetical-index-mark-end text:id="IMark79513064"/>=&lt;file name&gt;</text:p>
      <text:p text:style-name="Option_20_Start">Name of file with the RSA encryption public key.</text:p>
      <text:p text:style-name="Option_20_title"><text:alphabetical-index-mark-start text:id="IMark63947496"/>--crypt-private-key<text:alphabetical-index-mark-end text:id="IMark6394749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9346504"/>--archive-part-size<text:alphabetical-index-mark-end text:id="IMark79346504"/>=&lt;size&gt;, <text:alphabetical-index-mark-start text:id="IMark79513064"/>-s<text:alphabetical-index-mark-end text:id="IMark79513064"/>=&lt;size&gt;</text:p>
      <text:p text:style-name="P6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3947496"/>--file-write-pre-command<text:alphabetical-index-mark-end text:id="IMark639474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8856616"/>--file-write-post-command<text:alphabetical-index-mark-end text:id="IMark7885661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3947496"/>--ftp-login-name<text:alphabetical-index-mark-end text:id="IMark63947496"/>=&lt;name&gt;</text:p>
      <text:p text:style-name="Option_20_Start">Specify the general FTP login name.</text:p>
      <text:p text:style-name="Option_20_title"><text:alphabetical-index-mark-start text:id="IMark63947496"/>--ftp-password<text:alphabetical-index-mark-end text:id="IMark639474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9346504"/>--ftp-max-connections<text:alphabetical-index-mark-end text:id="IMark79346504"/>=&lt;n&gt;</text:p>
      <text:p text:style-name="Option_20_note">Specify the max. number of concurrent connections for this FTP server.</text:p>
      <text:p text:style-name="Option_20_title"><text:alphabetical-index-mark-start text:id="IMark79346504"/>--ftp-max-storage-size<text:alphabetical-index-mark-end text:id="IMark79346504"/>=&lt;size&gt;</text:p>
      <text:p text:style-name="Option_20_note">Specify the max. size in bytes to use for storage for this FTP server.<text:bookmark-end text:name="__DdeLink__10735_1674148630"/></text:p>
      <text:p text:style-name="Option_20_title"><text:alphabetical-index-mark-start text:id="IMark79346504"/>--ftp-write-pre-command<text:alphabetical-index-mark-end text:id="IMark79346504"/>=&lt;command&gt;</text:p>
      <text:p text:style-name="Option_20_Start">Command to execute before file is transmitted to FTP server.</text:p>
      <text:p text:style-name="Option_20_Start">Available macros: %file, %number.</text:p>
      <text:p text:style-name="Option_20_title"><text:alphabetical-index-mark-start text:id="IMark63947496"/>--ftp-write-post-command<text:alphabetical-index-mark-end text:id="IMark6394749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8856616"/>--ssh-port<text:alphabetical-index-mark-end text:id="IMark78856616"/>=&lt;n&gt;</text:p>
      <text:p text:style-name="Option_20_Start">Specify ssh port to use. Default is 22.</text:p>
      <text:p text:style-name="Option_20_title"><text:alphabetical-index-mark-start text:id="IMark78856616"/>--ssh-login-name<text:alphabetical-index-mark-end text:id="IMark78856616"/>=&lt;name&gt;</text:p>
      <text:p text:style-name="Option_20_Start">Specify the default ssh login name.</text:p>
      <text:p text:style-name="Option_20_title"><text:alphabetical-index-mark-start text:id="IMark78856616"/>--ssh-password<text:alphabetical-index-mark-end text:id="IMark788566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9513864"/>--ssh-public-key<text:alphabetical-index-mark-end text:id="IMark79513864"/>=&lt;file name&gt;</text:p>
      <text:p text:style-name="Option_20_Start">Specify the file name with the ssh public key.</text:p>
      <text:p text:style-name="Option_20_title"><text:alphabetical-index-mark-start text:id="IMark79513864"/>--ssh-private-key<text:alphabetical-index-mark-end text:id="IMark7951386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3947496"/>--ssh-max-connections<text:alphabetical-index-mark-end text:id="IMark63947496"/>=&lt;n&gt;</text:p>
      <text:p text:style-name="Option_20_note">Specify the max. number of concurrent connections for this SSH/SCP/SFTP server.</text:p>
      <text:p text:style-name="Option_20_title"><text:bookmark-start text:name="__DdeLink__8381_1674148630"/><text:alphabetical-index-mark-start text:id="IMark79513864"/>--ssh-max-storage-size<text:alphabetical-index-mark-end text:id="IMark7951386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75713096"/>--scp-write-pre-command<text:alphabetical-index-mark-end text:id="IMark7571309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3947496"/>--scp-write-post-command<text:alphabetical-index-mark-end text:id="IMark6394749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9513864"/>--sftp-write-pre-command<text:alphabetical-index-mark-end text:id="IMark7951386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9513864"/>--sftp-write-post-command<text:alphabetical-index-mark-end text:id="IMark7951386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9513864"/>--webdav-login<text:alphabetical-index-mark-end text:id="IMark79513864"/>=&lt;name&gt;</text:p>
      <text:p text:style-name="Option_20_Start">Specify the default WebDAV login name.</text:p>
      <text:p text:style-name="Option_20_title"><text:alphabetical-index-mark-start text:id="IMark79513864"/>--webdav-password<text:alphabetical-index-mark-end text:id="IMark7951386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79513864"/>--webdav-max-connections<text:alphabetical-index-mark-end text:id="IMark79513864"/>=&lt;n&gt;</text:p>
      <text:p text:style-name="Option_20_note">Specify the max. number of concurrent connections for this WebDAV server.</text:p>
      <text:p text:style-name="Option_20_title"><text:alphabetical-index-mark-start text:id="IMark79513864"/>--webdav-max-storage-size<text:alphabetical-index-mark-end text:id="IMark7951386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79513864"/>--webdav-write-pre-command<text:alphabetical-index-mark-end text:id="IMark7951386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9513864"/>--webdav-write-post-command<text:alphabetical-index-mark-end text:id="IMark7951386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79513864"/>--cd-device<text:alphabetical-index-mark-end text:id="IMark79513864"/>=&lt;device name&gt;, <text:alphabetical-index-mark-start text:id="IMark79498552"/>--dvd-device<text:alphabetical-index-mark-end text:id="IMark79498552"/>=&lt;device name&gt;, <text:alphabetical-index-mark-start text:id="IMark79511112"/>--bd-device<text:alphabetical-index-mark-end text:id="IMark79511112"/>=&lt;device name&gt;</text:p>
      <text:p text:style-name="Option_20_Start">Default device name for creating Cds/BDs/DVDs.</text:p>
      <text:p text:style-name="Option_20_title"><text:soft-page-break/><text:alphabetical-index-mark-start text:id="IMark79513864"/>--cd-request-volume-command<text:alphabetical-index-mark-end text:id="IMark79513864"/>=&lt;command&gt;, <text:alphabetical-index-mark-start text:id="IMark79498552"/>--dvd-request-volume-command<text:alphabetical-index-mark-end text:id="IMark79498552"/>=&lt;command&gt;, <text:alphabetical-index-mark-start text:id="IMark58494984"/>--bd-request-volume-command<text:alphabetical-index-mark-end text:id="IMark5849498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9513864"/>--cd-unload-volume-command<text:alphabetical-index-mark-end text:id="IMark79513864"/>=&lt;command&gt;, <text:alphabetical-index-mark-start text:id="IMark55255304"/>--dvd-unload-volume-command<text:alphabetical-index-mark-end text:id="IMark55255304"/>=&lt;command&gt;, <text:alphabetical-index-mark-start text:id="IMark65241720"/>--bd-unload-volume-command<text:alphabetical-index-mark-end text:id="IMark6524172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9513864"/>--cd-load-volume-command<text:alphabetical-index-mark-end text:id="IMark79513864"/>=&lt;command&gt;, <text:alphabetical-index-mark-start text:id="IMark79498552"/>--dvd-load-volume-command<text:alphabetical-index-mark-end text:id="IMark79498552"/>=&lt;command&gt;, <text:alphabetical-index-mark-start text:id="IMark58494984"/>--bd-load-volume-command<text:alphabetical-index-mark-end text:id="IMark5849498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9513864"/>--cd-volume-size<text:alphabetical-index-mark-end text:id="IMark79513864"/>=<text:bookmark-start text:name="__DdeLink__5568_1180582065"/>&lt;n&gt;[G|M|K], <text:alphabetical-index-mark-start text:id="IMark79498552"/>--dvd-volume-size<text:alphabetical-index-mark-end text:id="IMark79498552"/>=&lt;n&gt;[G|M|K], <text:alphabetical-index-mark-start text:id="IMark58494984"/>--bd-volume-size<text:alphabetical-index-mark-end text:id="IMark5849498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9513864"/>--cd-image-pre-command<text:alphabetical-index-mark-end text:id="IMark79513864"/>=&lt;command&gt;, <text:alphabetical-index-mark-start text:id="IMark65241720"/>--dvd-image-pre-command<text:alphabetical-index-mark-end text:id="IMark65241720"/>=&lt;command&gt;, <text:alphabetical-index-mark-start text:id="IMark79498552"/>--bd-image-pre-command<text:alphabetical-index-mark-end text:id="IMark7949855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9513864"/>--cd-image-post-command<text:alphabetical-index-mark-end text:id="IMark79513864"/>=&lt;command&gt;, <text:alphabetical-index-mark-start text:id="IMark79498552"/>--dvd-image-post-command<text:alphabetical-index-mark-end text:id="IMark79498552"/>=&lt;command&gt;, <text:alphabetical-index-mark-start text:id="IMark65241720"/>--bd-image-post-command<text:alphabetical-index-mark-end text:id="IMark652417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9513864"/>--cd-image-command<text:alphabetical-index-mark-end text:id="IMark79513864"/>=&lt;command&gt;, <text:alphabetical-index-mark-start text:id="IMark79345976"/>--dvd-image-command<text:alphabetical-index-mark-end text:id="IMark79345976"/>=&lt;command&gt;, <text:alphabetical-index-mark-start text:id="IMark65241720"/>--bd-image-command<text:alphabetical-index-mark-end text:id="IMark65241720"/>=&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78873128"/>--cd-ecc-pre-command<text:alphabetical-index-mark-end text:id="IMark78873128"/>=&lt;command&gt;, <text:alphabetical-index-mark-start text:id="IMark55273368"/>--dvd-ecc-pre-command<text:alphabetical-index-mark-end text:id="IMark55273368"/>=&lt;command&gt;, <text:alphabetical-index-mark-start text:id="IMark79345976"/>--bd-ecc-pre-command<text:alphabetical-index-mark-end text:id="IMark79345976"/>=&lt;command&gt;</text:p>
      <text:p text:style-name="Option_20_Start">Command to execute before error correction codes (ecc) are added to a CD/DVD/BD image.</text:p>
      <text:p text:style-name="Option_20_title"><text:alphabetical-index-mark-start text:id="IMark78873128"/>--cd-ecc-post-command<text:alphabetical-index-mark-end text:id="IMark78873128"/>=&lt;command&gt;, <text:alphabetical-index-mark-start text:id="IMark79513864"/>--dvd-ecc-post-command<text:alphabetical-index-mark-end text:id="IMark79513864"/>=&lt;command&gt;, <text:alphabetical-index-mark-start text:id="IMark79345976"/>--bd-ecc-post-command<text:alphabetical-index-mark-end text:id="IMark79345976"/>=&lt;command&gt;</text:p>
      <text:p text:style-name="Option_20_Start">Command to execute after error correction codes (ecc) are added to a CD/DVD/BD image.</text:p>
      <text:p text:style-name="Option_20_title"><text:alphabetical-index-mark-start text:id="IMark79345976"/>--cd-ecc-command<text:alphabetical-index-mark-end text:id="IMark79345976"/>=&lt;command&gt;, <text:alphabetical-index-mark-start text:id="IMark78873128"/>--dvd-ecc-command<text:alphabetical-index-mark-end text:id="IMark78873128"/>=&lt;command&gt;, <text:alphabetical-index-mark-start text:id="IMark79513864"/>--bd-ecc-command<text:alphabetical-index-mark-end text:id="IMark7951386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8873128"/><text:span text:style-name="T62">--cd‑blank-command</text:span><text:alphabetical-index-mark-end text:id="IMark78873128"/><text:span text:style-name="T62">=&lt;command&gt;, </text:span><text:alphabetical-index-mark-start text:id="IMark55273368"/><text:span text:style-name="T62">--dvd-blank-command</text:span><text:alphabetical-index-mark-end text:id="IMark55273368"/><text:span text:style-name="T62">=&lt;command&gt;, </text:span><text:alphabetical-index-mark-start text:id="IMark79345976"/><text:span text:style-name="T62">--bd-blank-command</text:span><text:alphabetical-index-mark-end text:id="IMark79345976"/><text:span text:style-name="T62">=&lt;command&gt;</text:span></text:p>
      <text:p text:style-name="Option_20_Start">Command to blank a CD/DVD/BD medium before writing.</text:p>
      <text:p text:style-name="Option_20_title"><text:alphabetical-index-mark-start text:id="IMark79513864"/>--cd-write-pre-command<text:alphabetical-index-mark-end text:id="IMark79513864"/>=&lt;command&gt;, <text:alphabetical-index-mark-start text:id="IMark78873128"/>--dvd-write-pre-command<text:alphabetical-index-mark-end text:id="IMark78873128"/>=&lt;command&gt;, <text:alphabetical-index-mark-start text:id="IMark55273368"/>--bd-write-pre-command<text:alphabetical-index-mark-end text:id="IMark55273368"/>=&lt;command&gt;</text:p>
      <text:p text:style-name="Option_20_Start">Command to execute before CD/DVD/BD image is written.</text:p>
      <text:p text:style-name="Option_20_title"><text:alphabetical-index-mark-start text:id="IMark55273368"/>--cd-write-post-command<text:alphabetical-index-mark-end text:id="IMark55273368"/>=&lt;command&gt;, <text:alphabetical-index-mark-start text:id="IMark79513864"/>--dvd-write-post-command<text:alphabetical-index-mark-end text:id="IMark79513864"/>=&lt;command&gt;, <text:alphabetical-index-mark-start text:id="IMark78873128"/>--bd-write-post-command<text:alphabetical-index-mark-end text:id="IMark78873128"/>=&lt;command&gt;</text:p>
      <text:p text:style-name="Option_20_Start">Command to execute after CD/DVD/BD image is written.</text:p>
      <text:p text:style-name="Option_20_title"><text:alphabetical-index-mark-start text:id="IMark78873128"/>--cd-write-command<text:alphabetical-index-mark-end text:id="IMark78873128"/>=&lt;command&gt;, <text:alphabetical-index-mark-start text:id="IMark55273368"/>--dvd-write-command<text:alphabetical-index-mark-end text:id="IMark55273368"/>=&lt;command&gt;, <text:alphabetical-index-mark-start text:id="IMark79513864"/>--bd-write-command<text:alphabetical-index-mark-end text:id="IMark79513864"/>=&lt;command&gt;</text:p>
      <text:p text:style-name="Option_20_Start">Command to write on CD/DVD/BD.</text:p>
      <text:p text:style-name="Option_20_Start">Available macros: %device, %file, %image, %sectors, %number.</text:p>
      <text:p text:style-name="Option_20_title"><text:alphabetical-index-mark-start text:id="IMark55273368"/>--cd-write-image-command<text:alphabetical-index-mark-end text:id="IMark55273368"/>=&lt;command&gt;, <text:alphabetical-index-mark-start text:id="IMark79514344"/>--dvd-write-image-command<text:alphabetical-index-mark-end text:id="IMark79514344"/>=&lt;command&gt;, <text:alphabetical-index-mark-start text:id="IMark78873128"/>--bd-write-image-command<text:alphabetical-index-mark-end text:id="IMark7887312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9514344"/>--device<text:alphabetical-index-mark-end text:id="IMark79514344"/>=&lt;device name&gt;</text:p>
      <text:p text:style-name="Option_20_Start">Specify default device name.</text:p>
      <text:p text:style-name="Option_20_title"><text:alphabetical-index-mark-start text:id="IMark79514344"/>--device-request-volume-command<text:alphabetical-index-mark-end text:id="IMark79514344"/>=&lt;command&gt;</text:p>
      <text:p text:style-name="Option_20_Start">Command to request new volume for device.</text:p>
      <text:p text:style-name="Option_20_title"><text:alphabetical-index-mark-start text:id="IMark79514344"/>--device-load-volume-command<text:alphabetical-index-mark-end text:id="IMark79514344"/>=&lt;command&gt;</text:p>
      <text:p text:style-name="Option_20_Start">Command to load volume for device.</text:p>
      <text:p text:style-name="Option_20_title"><text:soft-page-break/><text:alphabetical-index-mark-start text:id="IMark79514344"/>--device-unload-volume-command<text:alphabetical-index-mark-end text:id="IMark79514344"/>=&lt;command&gt;</text:p>
      <text:p text:style-name="Option_20_Start">Command to unload volume from device.</text:p>
      <text:p text:style-name="Option_20_title"><text:alphabetical-index-mark-start text:id="IMark79514344"/>--device-volume-size<text:alphabetical-index-mark-end text:id="IMark79514344"/>=&lt;size&gt;</text:p>
      <text:p text:style-name="P63">Device volume size.<text:bookmark text:name="__DdeLink__5570_1180582065"/></text:p>
      <text:p text:style-name="Option_20_title"><text:alphabetical-index-mark-start text:id="IMark79514344"/>--device-image-pre-command<text:alphabetical-index-mark-end text:id="IMark7951434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5273368"/>--device-image-post-command<text:alphabetical-index-mark-end text:id="IMark5527336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9514344"/>--device-image-command<text:alphabetical-index-mark-end text:id="IMark79514344"/>=&lt;command&gt;</text:p>
      <text:p text:style-name="Option_20_Start">Command to create a device image.</text:p>
      <text:p text:style-name="Option_20_Start">Available macros: %device, %file, %image, %number.</text:p>
      <text:p text:style-name="Option_20_title"><text:alphabetical-index-mark-start text:id="IMark55273368"/>--device-ecc-pre-command<text:alphabetical-index-mark-end text:id="IMark5527336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9514344"/>--device-ecc-post-command<text:alphabetical-index-mark-end text:id="IMark79514344"/>=&lt;command&gt;</text:p>
      <text:p text:style-name="Option_20_Start">Command to execute after error correction codes (ecc) are added to a device image.</text:p>
      <text:p text:style-name="Option_20_Start">Note: Still not implemented!</text:p>
      <text:p text:style-name="Option_20_title"><text:alphabetical-index-mark-start text:id="IMark79514344"/>--device-ecc-command<text:alphabetical-index-mark-end text:id="IMark79514344"/>=&lt;command&gt;</text:p>
      <text:p text:style-name="Option_20_Start">Command to added error correction codes (ecc) to a device image.</text:p>
      <text:p text:style-name="Option_20_Start">Note: Still not implemented!</text:p>
      <text:p text:style-name="Option_20_title"><text:alphabetical-index-mark-start text:id="IMark79514344"/>--device-blank-command<text:alphabetical-index-mark-end text:id="IMark79514344"/>=&lt;command&gt;</text:p>
      <text:p text:style-name="Option_20_Start">Comamnd to blank a device medium before writing.</text:p>
      <text:p text:style-name="Option_20_title"><text:alphabetical-index-mark-start text:id="IMark79514344"/>--device-write-pre-command<text:alphabetical-index-mark-end text:id="IMark79514344"/>=&lt;command&gt;</text:p>
      <text:p text:style-name="Option_20_Start">Command to execute before device image is written.</text:p>
      <text:p text:style-name="Option_20_Start">Available macros: %device, %file, %image, %number.</text:p>
      <text:p text:style-name="Option_20_title"><text:alphabetical-index-mark-start text:id="IMark79514344"/>--device-write-post-command<text:alphabetical-index-mark-end text:id="IMark79514344"/>=&lt;command&gt;</text:p>
      <text:p text:style-name="Option_20_Start">Command to execute after device image is written.</text:p>
      <text:p text:style-name="Option_20_Start">Available macros: %device, %file, %image, %number.</text:p>
      <text:p text:style-name="Option_20_title"><text:soft-page-break/><text:alphabetical-index-mark-start text:id="IMark79514344"/>--device-write-command<text:alphabetical-index-mark-end text:id="IMark7951434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9514344"/>--directory-strip<text:alphabetical-index-mark-end text:id="IMark79514344"/>=&lt;n&gt;, <text:alphabetical-index-mark-start text:id="IMark79516568"/>-p<text:alphabetical-index-mark-end text:id="IMark79516568"/>=&lt;n&gt;</text:p>
      <text:p text:style-name="Option_20_Start">Strip specified number of directory levels from file names of restored files.</text:p>
      <text:p text:style-name="Option_20_title"><text:alphabetical-index-mark-start text:id="IMark79514344"/>--destination<text:alphabetical-index-mark-end text:id="IMark79514344"/>=&lt;path&gt;</text:p>
      <text:p text:style-name="Option_20_Start">Restore files into specified path.</text:p>
      <text:p text:style-name="Option_20_title"><text:alphabetical-index-mark-start text:id="IMark79514344"/>--owner<text:alphabetical-index-mark-end text:id="IMark7951434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9514344"/>--daemon<text:alphabetical-index-mark-end text:id="IMark79514344"/></text:p>
      <text:p text:style-name="Option_20_Start">Run <text:span text:style-name="Name">BAR</text:span> in daemon mode (as a server).</text:p>
      <text:p text:style-name="Option_20_title"><text:alphabetical-index-mark-start text:id="IMark78400648"/>--no-detach<text:alphabetical-index-mark-end text:id="IMark78400648"/>, <text:alphabetical-index-mark-start text:id="IMark79514344"/>-D<text:alphabetical-index-mark-end text:id="IMark79514344"/></text:p>
      <text:p text:style-name="Option_20_Start">Do not detach process when running in daemon mode.</text:p>
      <text:p text:style-name="Option_20_title"><text:alphabetical-index-mark-start text:id="IMark79520168"/>--server-port<text:alphabetical-index-mark-end text:id="IMark79520168"/>=&lt;n&gt;<text:note text:id="ftn19" text:note-class="footnote"><text:note-citation>19</text:note-citation><text:note-body><text:p text:style-name="P43">Connections on the server port may also accept SSL encrypted connections.</text:p></text:note-body></text:note></text:p>
      <text:p text:style-name="Option_20_Start">Specify server port to use. Default is: 38523.</text:p>
      <text:p text:style-name="Option_20_title"><text:alphabetical-index-mark-start text:id="IMark60185080"/>--server-tls-port<text:alphabetical-index-mark-end text:id="IMark60185080"/>=&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60185080"/>--server-ca-file<text:alphabetical-index-mark-end text:id="IMark60185080"/>=&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8322936"/>--server-cert-file<text:alphabetical-index-mark-end text:id="IMark78322936"/>=&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56446392"/>--server-key-file<text:alphabetical-index-mark-end text:id="IMark56446392"/>=&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60185080"/>--server-password<text:alphabetical-index-mark-end text:id="IMark601850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0185080"/>--server-jobs-directory<text:alphabetical-index-mark-end text:id="IMark60185080"/>=&lt;path name&gt;</text:p>
      <text:p text:style-name="Option_20_Start">Specify server jobs directory. Default is: <text:span text:style-name="Filename"><text:span text:style-name="T11">/etc/bar/jobs</text:span></text:span>.</text:p>
      <text:p text:style-name="Option_20_title"><text:alphabetical-index-mark-start text:id="IMark60185080"/>--nice-level<text:alphabetical-index-mark-end text:id="IMark60185080"/>=&lt;n&gt;</text:p>
      <text:p text:style-name="Option_20_Start">Specify the nice-level the server should run. On Linux the nice level may be 0 (not nice) to 19 (very nice).</text:p>
      <text:p text:style-name="Option_20_title"><text:alphabetical-index-mark-start text:id="IMark79100664"/>--max-band-width<text:alphabetical-index-mark-end text:id="IMark7910066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54083731777332304" text:style-name="L9">
        <text:list-item>
          <text:p text:style-name="P102"><text:bookmark-start text:name="__DdeLink__7433_664228686"/>year: four digit year</text:p>
        </text:list-item>
        <text:list-item>
          <text:p text:style-name="P102">month: 1..12 or names Jan, Feb, Mar, Apr, May, Jun, Jul, Aug, Sept, Oct, Nov, Dec</text:p>
        </text:list-item>
        <text:list-item>
          <text:p text:style-name="P102">day: 1..31</text:p>
        </text:list-item>
        <text:list-item>
          <text:p text:style-name="P102">week day names: Mon, Tue, Wed, Thu, Fri, Sat, Sun</text:p>
        </text:list-item>
        <text:list-item>
          <text:p text:style-name="P102">hour: 00..23</text:p>
        </text:list-item>
        <text:list-item>
          <text:p text:style-name="P10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56446392"/>--remote-bar-executable<text:alphabetical-index-mark-end text:id="IMark5644639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60185080"/>--index-database<text:alphabetical-index-mark-end text:id="IMark60185080"/>=&lt;file name&gt;</text:p>
      <text:p text:style-name="Option_20_Start">Specify the file name of the internal index database. Default is: <text:span text:style-name="Filename">/var/lib/bar/index.db</text:span>.</text:p>
      <text:p text:style-name="Option_20_title"><text:alphabetical-index-mark-start text:id="IMark60185080"/>--index-database-auto-update<text:alphabetical-index-mark-end text:id="IMark60185080"/></text:p>
      <text:p text:style-name="Option_20_Start">Enable automatically update index database with archives found on the file system or some <text:soft-page-break/>remote server.</text:p>
      <text:p text:style-name="Option_20_title"><text:alphabetical-index-mark-start text:id="IMark78326600"/>--index-database-max-band-width<text:alphabetical-index-mark-end text:id="IMark7832660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4939129779897" text:continue-list="list8493881398201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8326600"/>--index-database-keep-time<text:alphabetical-index-mark-end text:id="IMark7832660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8326600"/>--no-index-database<text:alphabetical-index-mark-end text:id="IMark78326600"/></text:p>
      <text:p text:style-name="Option_20_Start">Do not store index database for created archives.</text:p>
      <text:h text:style-name="P85" text:outline-level="3"><text:bookmark-start text:name="__RefHeading__10437_873480820"/><text:span text:style-name="T24">Continuous</text:span> database<text:bookmark-end text:name="__RefHeading__10437_873480820"/></text:h>
      <text:p text:style-name="Option_20_title"><text:alphabetical-index-mark-start text:id="IMark78326600"/>--<text:span text:style-name="T24">continuous-database</text:span><text:alphabetical-index-mark-end text:id="IMark78326600"/><text:span text:style-name="T24">=&lt;file name&gt;</text:span></text:p>
      <text:p text:style-name="P63">Specify the file name of the internal <text:span text:style-name="T24">continuous</text:span> database. Default is <text:span text:style-name="T24">empty to keep the database file in memory only.</text:span></text:p>
      <text:p text:style-name="P47">--<text:span text:style-name="T24">continuous-max-size=&lt;size&gt;</text:span></text:p>
      <text:p text:style-name="P48">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8326600"/>--log<text:alphabetical-index-mark-end text:id="IMark7832660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8596936"/>--log-file<text:alphabetical-index-mark-end text:id="IMark7859693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9346600"/>--log-post-command<text:alphabetical-index-mark-end text:id="IMark793466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9516344"/>--config<text:alphabetical-index-mark-end text:id="IMark79516344"/>=&lt;file name&gt;</text:p>
      <text:p text:style-name="Option_20_Start">Read configuration from the specified file.</text:p>
      <text:p text:style-name="Option_20_title"><text:alphabetical-index-mark-start text:id="IMark78654072"/>--tmp-directory<text:alphabetical-index-mark-end text:id="IMark78654072"/>=&lt;path&gt;</text:p>
      <text:p text:style-name="Option_20_Start">Use the specified directory for temporary files.</text:p>
      <text:p text:style-name="Option_20_title"><text:soft-page-break/><text:alphabetical-index-mark-start text:id="IMark79347240"/>--max-tmp-size<text:alphabetical-index-mark-end text:id="IMark79347240"/>=&lt;size&gt;</text:p>
      <text:p text:style-name="P63">Use max. specified size for temporary files. If the space is occupied pause creating new files.</text:p>
      <text:p text:style-name="Option_20_title"><text:alphabetical-index-mark-start text:id="IMark78677176"/>--pid-file<text:alphabetical-index-mark-end text:id="IMark7867717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64811592"/>--group<text:alphabetical-index-mark-end text:id="IMark64811592"/>, <text:alphabetical-index-mark-start text:id="IMark58623720"/>-g<text:alphabetical-index-mark-end text:id="IMark58623720"/></text:p>
      <text:p text:style-name="Option_20_Start">Group files when listing archive content. </text:p>
      <text:p text:style-name="Option_20_title"><text:alphabetical-index-mark-start text:id="IMark78677176"/>--all<text:alphabetical-index-mark-end text:id="IMark78677176"/></text:p>
      <text:p text:style-name="Option_20_Start">Show all files, not only the newest version of a file when listing archive content.</text:p>
      <text:p text:style-name="Option_20_title"><text:alphabetical-index-mark-start text:id="IMark78654072"/>--long-format<text:alphabetical-index-mark-end text:id="IMark78654072"/>, <text:alphabetical-index-mark-start text:id="IMark64811592"/>-L<text:alphabetical-index-mark-end text:id="IMark64811592"/></text:p>
      <text:p text:style-name="Option_20_Start">Use long output format when listing archive content.</text:p>
      <text:p text:style-name="Option_20_title"><text:alphabetical-index-mark-start text:id="IMark58623720"/>--human-format<text:alphabetical-index-mark-end text:id="IMark58623720"/>, <text:alphabetical-index-mark-start text:id="IMark78654072"/>-H<text:alphabetical-index-mark-end text:id="IMark78654072"/></text:p>
      <text:p text:style-name="Option_20_Start">Print sizes in human readable format (number and unit) instead of bytes.</text:p>
      <text:p text:style-name="Option_20_title"><text:alphabetical-index-mark-start text:id="IMark58623720"/>--numeric-uid-gid<text:alphabetical-index-mark-end text:id="IMark58623720"/></text:p>
      <text:p text:style-name="Option_20_Start">Print user/group ids as numbers instead resolved names.</text:p>
      <text:p text:style-name="Option_20_title"><text:alphabetical-index-mark-start text:id="IMark78654072"/>--numeric-permission<text:alphabetical-index-mark-end text:id="IMark78654072"/></text:p>
      <text:p text:style-name="Option_20_Start">Print file/directory permissions as octal numbers instead of permission text flags.</text:p>
      <text:p text:style-name="Option_20_title"><text:alphabetical-index-mark-start text:id="IMark58623720"/>--no-header-footer<text:alphabetical-index-mark-end text:id="IMark58623720"/></text:p>
      <text:p text:style-name="Option_20_Start">Suppress output of header/footer when listing archive content.</text:p>
      <text:p text:style-name="Option_20_title"><text:alphabetical-index-mark-start text:id="IMark78654072"/>--delete-old-archive-files<text:alphabetical-index-mark-end text:id="IMark78654072"/></text:p>
      <text:p text:style-name="Option_20_Start">Delete all old archive files after creating new archive files.</text:p>
      <text:p text:style-name="Option_20_title"><text:alphabetical-index-mark-start text:id="IMark79347240"/>--ignore-no-backup-file<text:alphabetical-index-mark-end text:id="IMark79347240"/></text:p>
      <text:p text:style-name="Option_20_Start">Ignore <text:span text:style-name="Filename">.nobackup</text:span>/<text:span text:style-name="Filename">.NOBACKUP</text:span> file and store directories containing this file, too.</text:p>
      <text:p text:style-name="Option_20_title"><text:alphabetical-index-mark-start text:id="IMark78654072"/>--ignore-no-dump<text:alphabetical-index-mark-end text:id="IMark786540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8654072"/>--skip-unreadable <text:alphabetical-index-mark-end text:id="IMark78654072"/></text:p>
      <text:p text:style-name="Option_20_Start">Skip unreadable files instead of reporting an error.</text:p>
      <text:p text:style-name="Option_20_title"><text:alphabetical-index-mark-start text:id="IMark78654072"/>--force-delta-compression<text:alphabetical-index-mark-end text:id="IMark78654072"/></text:p>
      <text:p text:style-name="Option_20_Start">Enable forced delta compression. If no delta compression can be used an error is reported instead of a warning only.</text:p>
      <text:p text:style-name="Option_20_title"><text:soft-page-break/><text:alphabetical-index-mark-start text:id="IMark78654072"/>--raw-images<text:alphabetical-index-mark-end text:id="IMark7865407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8654072"/>--no-fragments-check<text:alphabetical-index-mark-end text:id="IMark78654072"/></text:p>
      <text:p text:style-name="Option_20_Start">Do not check if a fragmented file is complete.</text:p>
      <text:p text:style-name="Option_20_title"><text:alphabetical-index-mark-start text:id="IMark78637176"/>--archive-file-mode<text:alphabetical-index-mark-end text:id="IMark7863717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78637176"/>--overwrite-archive-files<text:alphabetical-index-mark-end text:id="IMark78637176"/>, <text:alphabetical-index-mark-start text:id="IMark78654072"/>-o<text:alphabetical-index-mark-end text:id="IMark78654072"/></text:p>
      <text:p text:style-name="P67">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59161576"/>--overwrite-files<text:alphabetical-index-mark-end text:id="IMark59161576"/></text:p>
      <text:p text:style-name="Option_20_Start">Overwrite existing files when restoring files instead of reporting an error.</text:p>
      <text:p text:style-name="Option_20_title"><text:alphabetical-index-mark-start text:id="IMark59161576"/>--wait-first-volume<text:alphabetical-index-mark-end text:id="IMark5916157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59161576"/>--dry-run<text:alphabetical-index-mark-end text:id="IMark591615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9161576"/>--no-storage<text:alphabetical-index-mark-end text:id="IMark591615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8637176"/>--no-bar-on-medium<text:alphabetical-index-mark-end text:id="IMark786371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8637176"/>--no-default-config<text:alphabetical-index-mark-end text:id="IMark78637176"/></text:p>
      <text:p text:style-name="Option_20_Start">Do not read personal configuration file <text:span text:style-name="Filename"><text:span text:style-name="T11">~/.bar/bar.cfg</text:span></text:span><text:span text:style-name="T1">.</text:span></text:p>
      <text:p text:style-name="Option_20_title"><text:alphabetical-index-mark-start text:id="IMark59161576"/><text:span text:style-name="T1">--volume-size</text:span><text:alphabetical-index-mark-end text:id="IMark59161576"/><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8637176"/>--ecc<text:alphabetical-index-mark-end text:id="IMark78637176"/></text:p>
      <text:p text:style-name="Option_20_Start">Enable generation of error correction codes when creating CD/DVD/BD or device images. For CDs/DVDs/BDs the external tool <text:span text:style-name="T1">dvdisaster</text:span><text:span text:style-name="T5"> is required.</text:span></text:p>
      <text:p text:style-name="P34"><text:alphabetical-index-mark-start text:id="IMark78637176"/>--always-create-image<text:alphabetical-index-mark-end text:id="IMark78637176"/></text:p>
      <text:p text:style-name="Option_20_Start">Enable always generate an image file for CDs/DVDs/BDs or devices. Usually image files are only generated when error correction codes should be added.</text:p>
      <text:p text:style-name="P36"><text:alphabetical-index-mark-start text:id="IMark79345192"/>--blank<text:alphabetical-index-mark-end text:id="IMark79345192"/></text:p>
      <text:p text:style-name="Option_20_Start">Blank CD/DVD/BD medium before writing.</text:p>
      <text:p text:style-name="Option_20_title"><text:alphabetical-index-mark-start text:id="IMark79345192"/><text:alphabetical-index-mark-start text:id="IMark78637176"/>--quiet<text:alphabetical-index-mark-end text:id="IMark78637176"/><text:alphabetical-index-mark-end text:id="IMark79345192"/></text:p>
      <text:p text:style-name="Option_20_Start">Be quiet and suppress any output.</text:p>
      <text:p text:style-name="Option_20_title"><text:alphabetical-index-mark-start text:id="IMark78637176"/>--verbose<text:alphabetical-index-mark-end text:id="IMark7863717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9">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79347336"/>--version<text:alphabetical-index-mark-end text:id="IMark79347336"/></text:p>
      <text:p text:style-name="Option_20_Start">Output version of <text:span text:style-name="Name">BAR</text:span>.</text:p>
      <text:p text:style-name="Option_20_title"><text:alphabetical-index-mark-start text:id="IMark79345192"/>--help<text:alphabetical-index-mark-end text:id="IMark79345192"/>, <text:alphabetical-index-mark-start text:id="IMark79347336"/>-h<text:alphabetical-index-mark-end text:id="IMark79347336"/></text:p>
      <text:p text:style-name="Option_20_Start">Output help to options.</text:p>
      <text:p text:style-name="Option_20_title"><text:alphabetical-index-mark-start text:id="IMark79347336"/>--xhelp<text:alphabetical-index-mark-end text:id="IMark79347336"/></text:p>
      <text:p text:style-name="Option_20_Start">Output help to extended options.</text:p>
      <text:p text:style-name="Option_20_title"><text:alphabetical-index-mark-start text:id="IMark79347336"/>--help-internal<text:alphabetical-index-mark-end text:id="IMark7934733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9345192"/>archive-name<text:alphabetical-index-mark-end text:id="IMark79345192"/>=&lt;name&gt;</text:p>
      <text:p text:style-name="Option_20_Start">Specify the archive name. Usually this configuration entry is only found in job files.</text:p>
      <text:p text:style-name="Option_20_title"><text:alphabetical-index-mark-start text:id="IMark79345192"/>archive-type<text:alphabetical-index-mark-end text:id="IMark79345192"/>=normal|full|incremental|differential</text:p>
      <text:p text:style-name="Option_20_Start">Specify the archive type to create. Usually this configuration entry is only found in job files.</text:p>
      <text:p text:style-name="Option_20_title"><text:alphabetical-index-mark-start text:id="IMark79345192"/>crypt-password-mode<text:alphabetical-index-mark-end text:id="IMark79345192"/>=default|ask|config</text:p>
      <text:p text:style-name="Option_20_Start">Specify the password mode. Usually this configuration entry is only found in job files.</text:p>
      <text:p text:style-name="Option_20_title"><text:alphabetical-index-mark-start text:id="IMark79345192"/>include-file<text:alphabetical-index-mark-end text:id="IMark79345192"/>=&lt;pattern&gt;</text:p>
      <text:p text:style-name="Option_20_Start">Include matching entries into the created archive.</text:p>
      <text:p text:style-name="Option_20_title"><text:bookmark-start text:name="__DdeLink__12524_1674148630"/><text:alphabetical-index-mark-start text:id="IMark78585816"/>include-file-command<text:alphabetical-index-mark-end text:id="IMark78585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8585816"/>include-image<text:alphabetical-index-mark-end text:id="IMark78585816"/>=&lt;pattern&gt;</text:p>
      <text:p text:style-name="Option_20_Start">Include matching devices as disk images into the created archive.</text:p>
      <text:p text:style-name="Option_20_title"><text:soft-page-break/><text:alphabetical-index-mark-start text:id="IMark78400552"/>include-image-command<text:alphabetical-index-mark-end text:id="IMark784005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8585816"/>exclude<text:alphabetical-index-mark-end text:id="IMark785858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5707912"/>exclude-command<text:alphabetical-index-mark-end text:id="IMark757079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4940224507074" text:continue-list="list2454083731777332304" text:style-name="L9">
        <text:list-item>
          <text:p text:style-name="P81">month names: Jan, Feb, Mar, Apr, May, Jun, Jul, Aug, Sept, Oct, Nov, Dec</text:p>
        </text:list-item>
        <text:list-item>
          <text:p text:style-name="P8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1">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79346952"/><text:alphabetical-index-mark-start text:id="IMark79507208"/>--port<text:alphabetical-index-mark-end text:id="IMark79507208"/><text:alphabetical-index-mark-end text:id="IMark79346952"/>=&lt;n&gt;, <text:alphabetical-index-mark-start text:id="IMark78384216"/><text:alphabetical-index-mark-start text:id="IMark78653864"/>-p<text:alphabetical-index-mark-end text:id="IMark78653864"/><text:alphabetical-index-mark-end text:id="IMark78384216"/>=&lt;n&gt;<text:note text:id="ftn20" text:note-class="footnote"><text:note-citation>20</text:note-citation><text:note-body><text:p text:style-name="P44">A SSL encrypted connection may also be established on the plain server port.</text:p></text:note-body></text:note></text:p>
      <text:p text:style-name="Option_20_Start">Server port. Default is:: 38523.</text:p>
      <text:p text:style-name="Option_20_title"><text:alphabetical-index-mark-start text:id="IMark78384216"/><text:alphabetical-index-mark-start text:id="IMark79507208"/>--tls-port<text:alphabetical-index-mark-end text:id="IMark79507208"/><text:alphabetical-index-mark-end text:id="IMark78384216"/>=&lt;n&gt;</text:p>
      <text:p text:style-name="Option_20_Start">TLS server port. Default is: 38524.</text:p>
      <text:p text:style-name="Option_20_title"><text:soft-page-break/><text:alphabetical-index-mark-start text:id="IMark78384216"/>--password<text:alphabetical-index-mark-end text:id="IMark7838421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9505640"/>--login-dialog<text:alphabetical-index-mark-end text:id="IMark79505640"/></text:p>
      <text:p text:style-name="Option_20_Start">Force to open the login dialog.</text:p>
      <text:p text:style-name="Option_20_title"><text:alphabetical-index-mark-start text:id="IMark78668680"/><text:alphabetical-index-mark-start text:id="IMark78676584"/>--key-file<text:alphabetical-index-mark-end text:id="IMark78676584"/><text:alphabetical-index-mark-end text:id="IMark7866868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8676584"/><text:span text:style-name="Filename"><text:span text:style-name="T5">--</text:span></text:span><text:span text:style-name="Filename"><text:span text:style-name="T10">force-ssl</text:span></text:span><text:alphabetical-index-mark-end text:id="IMark78676584"/></text:p>
      <text:p text:style-name="Option_20_Start"><text:span text:style-name="Filename"><text:span text:style-name="T66">Force SSL connection</text:span></text:span></text:p>
      <text:p text:style-name="Option_20_title"><text:alphabetical-index-mark-start text:id="IMark79511448"/>--select-job<text:alphabetical-index-mark-end text:id="IMark79511448"/>=&lt;name&gt;</text:p>
      <text:p text:style-name="Option_20_Start">Select a job in the status tab.</text:p>
      <text:p text:style-name="Option_20_title"><text:alphabetical-index-mark-start text:id="IMark79511448"/><text:alphabetical-index-mark-start text:id="IMark79505640"/>--job<text:alphabetical-index-mark-end text:id="IMark79505640"/><text:alphabetical-index-mark-end text:id="IMark79511448"/>=&lt;name&gt;, <text:alphabetical-index-mark-start text:id="IMark78676584"/><text:alphabetical-index-mark-start text:id="IMark79104136"/>-j<text:alphabetical-index-mark-end text:id="IMark79104136"/><text:alphabetical-index-mark-end text:id="IMark78676584"/>=&lt;name&gt;</text:p>
      <text:p text:style-name="P64">Start execution of job &lt;name&gt; and terminate <text:span text:style-name="Command"><text:span text:style-name="T26">BARC</text:span></text:span><text:span text:style-name="Command">ontrol</text:span>.</text:p>
      <text:p text:style-name="Option_20_title"><text:alphabetical-index-mark-start text:id="IMark79511448"/>--archive-type<text:alphabetical-index-mark-end text:id="IMark79511448"/>=&lt;mode&gt;</text:p>
      <text:p text:style-name="Option_20_Start">Set job mode: normal, full, incremental, differential. Default is: normal.</text:p>
      <text:p text:style-name="Option_20_title"><text:alphabetical-index-mark-start text:id="IMark78667768"/><text:alphabetical-index-mark-start text:id="IMark79511448"/>--abort<text:alphabetical-index-mark-end text:id="IMark79511448"/><text:alphabetical-index-mark-end text:id="IMark78667768"/>=&lt;name&gt;</text:p>
      <text:p text:style-name="P64">Abort execution of job &lt;name&gt; and terminate <text:span text:style-name="Command"><text:span text:style-name="T26">BARC</text:span></text:span><text:span text:style-name="Command">ontrol</text:span>.</text:p>
      <text:p text:style-name="Option_20_title"><text:alphabetical-index-mark-start text:id="IMark78656584"/>--pause<text:alphabetical-index-mark-end text:id="IMark78656584"/>=&lt;n&gt;, <text:alphabetical-index-mark-start text:id="IMark79511448"/>-t<text:alphabetical-index-mark-end text:id="IMark79511448"/>=&lt;n&gt;</text:p>
      <text:p text:style-name="P64">Pause job execution for &lt;n&gt; seconds and terminate <text:span text:style-name="Command"><text:span text:style-name="T26">BARC</text:span></text:span><text:span text:style-name="Command">ontrol</text:span>.</text:p>
      <text:p text:style-name="Option_20_title"><text:alphabetical-index-mark-start text:id="IMark78656584"/>--ping<text:alphabetical-index-mark-end text:id="IMark78656584"/>, <text:alphabetical-index-mark-start text:id="IMark79511448"/>-i<text:alphabetical-index-mark-end text:id="IMark79511448"/></text:p>
      <text:p text:style-name="P64">Check connection to server and terminate <text:span text:style-name="Command"><text:span text:style-name="T26">BARC</text:span></text:span><text:span text:style-name="Command">ontrol</text:span>.</text:p>
      <text:p text:style-name="Option_20_title"><text:alphabetical-index-mark-start text:id="IMark78656584"/>--suspend<text:alphabetical-index-mark-end text:id="IMark78656584"/>, <text:alphabetical-index-mark-start text:id="IMark79511448"/>-s<text:alphabetical-index-mark-end text:id="IMark79511448"/></text:p>
      <text:p text:style-name="P64">Suspend job execution and terminate <text:span text:style-name="Command"><text:span text:style-name="T26">BARC</text:span></text:span><text:span text:style-name="Command">ontrol</text:span>.</text:p>
      <text:p text:style-name="Option_20_title"><text:alphabetical-index-mark-start text:id="IMark79511448"/>--continue<text:alphabetical-index-mark-end text:id="IMark79511448"/>, <text:alphabetical-index-mark-start text:id="IMark78665288"/>-c<text:alphabetical-index-mark-end text:id="IMark78665288"/></text:p>
      <text:p text:style-name="P64">Continue job execution and terminate <text:span text:style-name="Command"><text:span text:style-name="T26">BARC</text:span></text:span><text:span text:style-name="Command">ontrol</text:span>.</text:p>
      <text:p text:style-name="Option_20_title"><text:alphabetical-index-mark-start text:id="IMark78656584"/>--list<text:alphabetical-index-mark-end text:id="IMark78656584"/>, <text:alphabetical-index-mark-start text:id="IMark78665288"/>-l<text:alphabetical-index-mark-end text:id="IMark78665288"/></text:p>
      <text:p text:style-name="P64">List jobs and terminate <text:span text:style-name="Command"><text:span text:style-name="T26">BARC</text:span></text:span><text:span text:style-name="Command">ontrol</text:span>.</text:p>
      <text:p text:style-name="P35"><text:alphabetical-index-mark-start text:id="IMark78656584"/>--index-database-add<text:alphabetical-index-mark-end text:id="IMark78656584"/>=<text:span text:style-name="T27">&lt;pattern&gt;</text:span></text:p>
      <text:p text:style-name="P65">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5"><text:alphabetical-index-mark-start text:id="IMark78665288"/>--index-database-remove<text:alphabetical-index-mark-end text:id="IMark78665288"/>=<text:span text:style-name="T27">&lt;pattern&gt;</text:span></text:p>
      <text:p text:style-name="P65">Remove storage archive from <text:span text:style-name="T27">the </text:span>index database and terminate <text:span text:style-name="Command"><text:span text:style-name="T26">BARC</text:span></text:span><text:span text:style-name="Command">ontrol</text:span>.</text:p>
      <text:p text:style-name="P35"><text:soft-page-break/><text:alphabetical-index-mark-start text:id="IMark78665288"/>--<text:span text:style-name="T27">index-database-refresh</text:span><text:alphabetical-index-mark-end text:id="IMark78665288"/><text:span text:style-name="T27">=&lt;pattern&gt;</text:span></text:p>
      <text:p text:style-name="P66">Refresh storage archives in the index database and terminate <text:span text:style-name="Command"><text:span text:style-name="T26">BARC</text:span></text:span><text:span text:style-name="Command">ontrol</text:span>.</text:p>
      <text:p text:style-name="P35"><text:alphabetical-index-mark-start text:id="IMark78665288"/>--<text:span text:style-name="T66">index-database-entities-list</text:span><text:alphabetical-index-mark-end text:id="IMark78665288"/><text:span text:style-name="T66">=&lt;name&gt;, </text:span><text:alphabetical-index-mark-start text:id="IMark78615912"/><text:span text:style-name="T66">-n</text:span><text:alphabetical-index-mark-end text:id="IMark78615912"/><text:span text:style-name="T66">=&lt;name&gt;</text:span></text:p>
      <text:p text:style-name="P68">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78665288"/>--index-database-storage<text:span text:style-name="T66">s</text:span>-list<text:alphabetical-index-mark-end text:id="IMark78665288"/>=&lt;<text:span text:style-name="T27">name</text:span>&gt;, <text:alphabetical-index-mark-start text:id="IMark78666936"/>-<text:span text:style-name="T27">a</text:span><text:alphabetical-index-mark-end text:id="IMark78666936"/><text:span text:style-name="T27">=&lt;names&gt;</text:span></text:p>
      <text:p text:style-name="P65">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5"><text:alphabetical-index-mark-start text:id="IMark78665288"/>--index-database-entries-list<text:alphabetical-index-mark-end text:id="IMark78665288"/>=&lt;pattern&gt;, <text:alphabetical-index-mark-start text:id="IMark79524744"/>-<text:span text:style-name="T27">e</text:span><text:alphabetical-index-mark-end text:id="IMark79524744"/><text:span text:style-name="T27">=&lt;name&gt;</text:span></text:p>
      <text:p text:style-name="P65">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79520040"/>--restore<text:alphabetical-index-mark-end text:id="IMark79520040"/>=&lt;name&gt;</text:p>
      <text:p text:style-name="Option_20_Start">Restore storage with name &lt;name&gt;</text:p>
      <text:p text:style-name="Option_20_title"><text:alphabetical-index-mark-start text:id="IMark79520040"/>--destination<text:alphabetical-index-mark-end text:id="IMark79520040"/>=&lt;directory&gt;</text:p>
      <text:p text:style-name="Option_20_Start">Selected destination directory for restore.</text:p>
      <text:p text:style-name="Option_20_title"><text:alphabetical-index-mark-start text:id="IMark79520040"/>--overwrite-entries<text:alphabetical-index-mark-end text:id="IMark79520040"/></text:p>
      <text:p text:style-name="Option_20_Start">Enable overwrite existing entries on restore.</text:p>
      <text:p text:style-name="Option_20_title"><text:alphabetical-index-mark-start text:id="IMark79520040"/>--version<text:alphabetical-index-mark-end text:id="IMark79520040"/></text:p>
      <text:p text:style-name="P64">Output version of <text:span text:style-name="Command"><text:span text:style-name="T26">BARC</text:span></text:span><text:span text:style-name="Command">ontrol</text:span>.</text:p>
      <text:p text:style-name="Option_20_title"><text:alphabetical-index-mark-start text:id="IMark79520040"/>--help<text:alphabetical-index-mark-end text:id="IMark79520040"/>, <text:alphabetical-index-mark-start text:id="IMark78665784"/>-h<text:alphabetical-index-mark-end text:id="IMark7866578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1"><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9510856"/>pause-create<text:alphabetical-index-mark-end text:id="IMark79510856"/>=yes|no</text:p>
      <text:p text:style-name="Configuration">Pause creating new archive files when pause-button is pressed.</text:p>
      <text:p text:style-name="Configuration_20_title"><text:alphabetical-index-mark-start text:id="IMark79520040"/>pause-storage<text:alphabetical-index-mark-end text:id="IMark79520040"/>=yes|no</text:p>
      <text:p text:style-name="Configuration">Pause storage of archive files when pause-button is pressed.</text:p>
      <text:p text:style-name="Configuration_20_title"><text:alphabetical-index-mark-start text:id="IMark79520040"/>pause-restore<text:alphabetical-index-mark-end text:id="IMark79520040"/>=yes|no</text:p>
      <text:p text:style-name="Configuration">Pause restoring archive files when pause-button is pressed.</text:p>
      <text:p text:style-name="Configuration_20_title"><text:alphabetical-index-mark-start text:id="IMark79520040"/>pause-index-database-update<text:alphabetical-index-mark-end text:id="IMark79520040"/>=yes|no</text:p>
      <text:p text:style-name="Configuration">Pause automatic update index database when pause-button is pressed.</text:p>
      <text:p text:style-name="Configuration_20_title"><text:alphabetical-index-mark-start text:id="IMark79520040"/>server<text:alphabetical-index-mark-end text:id="IMark79520040"/>=&lt;name&gt;</text:p>
      <text:p text:style-name="Configuration">Name of computer running a <text:span text:style-name="Name">BAR</text:span> server daemon.</text:p>
      <text:p text:style-name="Configuration_20_title"><text:soft-page-break/><text:alphabetical-index-mark-start text:id="IMark79520040"/>server-password<text:alphabetical-index-mark-end text:id="IMark79520040"/>=&lt;password&gt;</text:p>
      <text:p text:style-name="Configuration"><text:span text:style-name="Name">BAR</text:span> server daemon password.</text:p>
      <text:p text:style-name="Configuration_20_title"><text:alphabetical-index-mark-start text:id="IMark79520040"/>server-port<text:alphabetical-index-mark-end text:id="IMark79520040"/>=&lt;n&gt;</text:p>
      <text:p text:style-name="Configuration"><text:span text:style-name="Name">BAR</text:span> server port number for plain network connections.</text:p>
      <text:p text:style-name="Configuration_20_title"><text:alphabetical-index-mark-start text:id="IMark79520040"/>server-tls-port<text:alphabetical-index-mark-end text:id="IMark7952004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8683512"/><text:span text:style-name="T1">chunks</text:span><text:alphabetical-index-mark-end text:id="IMark7868351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6812583980172714860" text:style-name="L10">
        <text:list-item>
          <text:p text:style-name="P111">id (4 characters)</text:p>
        </text:list-item>
      </text:list>
      <text:list xml:id="list84940162769475" text:continue-list="list84939129779897" text:style-name="List_20_1">
        <text:list-item>
          <text:p text:style-name="List_20_1">size (uint64)</text:p>
        </text:list-item>
      </text:list>
      <text:list xml:id="list84939947623193" text:continue-list="list6812583980172714860" text:style-name="L10">
        <text:list-item>
          <text:p text:style-name="P1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9417296603571220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8494015516527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4939631110207" text:continue-list="list8493925528894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8493939343518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84939719036541"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8494092300114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84941121812441" text:continue-numbering="true" text:style-name="Numbering_20_5">
        <text:list-item>
          <text:p text:style-name="Question">I cannot establish a TLS/SSL connection with BARControl.</text:p>
        </text:list-item>
      </text:list>
      <text:p text:style-name="P49">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8494113709108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8494058691743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8493980422990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494065302249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8494120760793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493968305719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8494057367881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84940920235549"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8494004048567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493929104815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494002028649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8494089169540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8494117735384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494050668839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494060820307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8493991261713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493929692563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4940540887167"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84940433682454" text:continue-numbering="true" text:style-name="Numbering_20_5">
        <text:list-item>
          <text:p text:style-name="Question">BARControl does not start on my system. I get the error “No more handles [gtk_init_check() failed]”. What is wrong?</text:p>
        </text:list-item>
      </text:list>
      <text:p text:style-name="P49">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494012234073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9">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84940617029388" text:continue-numbering="true" text:style-name="Numbering_20_5">
        <text:list-item>
          <text:p text:style-name="Question">Can I automate the login with BARControl?</text:p>
        </text:list-item>
      </text:list>
      <text:p text:style-name="P49">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4940623212600" text:continue-numbering="true" text:style-name="Numbering_20_5">
        <text:list-item>
          <text:p text:style-name="Question">BAR server is running with the Linux root account on my system. Is it required that BARControl is also running as root?</text:p>
        </text:list-item>
      </text:list>
      <text:p text:style-name="P49">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8494130957058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9">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84939538107653" text:continue-numbering="true" text:style-name="Numbering_20_5">
        <text:list-item>
          <text:p text:style-name="Question">Sometimes when I create an archive I see in the progress bars of BARControl numbers over 100%. How can this happen?</text:p>
        </text:list-item>
      </text:list>
      <text:p text:style-name="P49">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493932860569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494015938800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4940008676971"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4939560813806" text:continue-numbering="true" text:style-name="Numbering_20_5">
        <text:list-item>
          <text:p text:style-name="Question"><text:span text:style-name="Command">Is the graphical front end available as a separated package?</text:span></text:p>
        </text:list-item>
      </text:list>
      <text:p text:style-name="P49">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8494071605852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8493962217448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8493937230228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84940542763385" text:continue-numbering="true" text:style-name="Numbering_20_5">
        <text:list-item>
          <text:p text:style-name="P122">A full backup is expired and was purged. Is it useful to keep the following incremental backups?</text:p>
        </text:list-item>
      </text:list>
      <text:p text:style-name="P5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0">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813532434042346986" text:style-name="L11">
        <text:list-item>
          <text:p text:style-name="P112">version number of <text:span text:style-name="Name">BAR</text:span></text:p>
        </text:list-item>
      </text:list>
      <text:list xml:id="list84941046835955" text:continue-list="list8494016276947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4940013979390" text:continue-list="list1813532434042346986" text:style-name="L11">
        <text:list-item>
          <text:p text:style-name="P1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4939889365097" text:continue-list="list84941046835955"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84940944031500"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1"><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84940533581995"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7"/>
      <text:p text:style-name="P2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5">--abort<text:tab/>64</text:p>
          <text:p text:style-name="P75">--all<text:tab/>56</text:p>
          <text:p text:style-name="P75">--always-create-image<text:tab/>58</text:p>
          <text:p text:style-name="P75">--archive-file-mode<text:tab/>57</text:p>
          <text:p text:style-name="P75">--archive-part-size<text:tab/>46</text:p>
          <text:p text:style-name="P75">--archive-type<text:tab/>64</text:p>
          <text:p text:style-name="P75">--bd-blank-command<text:tab/>50</text:p>
          <text:p text:style-name="P75">--bd-device<text:tab/>48</text:p>
          <text:p text:style-name="P75">--bd-ecc-command<text:tab/>50</text:p>
          <text:p text:style-name="P75">--bd-ecc-post-command<text:tab/>50</text:p>
          <text:p text:style-name="P75">--bd-ecc-pre-command<text:tab/>50</text:p>
          <text:p text:style-name="P75">--bd-image-command<text:tab/>49</text:p>
          <text:p text:style-name="P75">--bd-image-post-command<text:tab/>49</text:p>
          <text:p text:style-name="P75">--bd-image-pre-command<text:tab/>49</text:p>
          <text:p text:style-name="P75">--bd-load-volume-command<text:tab/>49</text:p>
          <text:p text:style-name="P75">--bd-request-volume-command<text:tab/>49</text:p>
          <text:p text:style-name="P75">--bd-unload-volume-command<text:tab/>49</text:p>
          <text:p text:style-name="P75">--bd-volume-size<text:tab/>49</text:p>
          <text:p text:style-name="P75">--bd-write-command<text:tab/>50</text:p>
          <text:p text:style-name="P75">--bd-write-image-command<text:tab/>50</text:p>
          <text:p text:style-name="P75">--bd-write-post-command<text:tab/>50</text:p>
          <text:p text:style-name="P75">--bd-write-pre-command<text:tab/>50</text:p>
          <text:p text:style-name="P75">--blank<text:tab/>58</text:p>
          <text:p text:style-name="P75">--cd-device<text:tab/>48</text:p>
          <text:p text:style-name="P75">--cd-ecc-command<text:tab/>50</text:p>
          <text:p text:style-name="P75">--cd-ecc-post-command<text:tab/>50</text:p>
          <text:p text:style-name="P75">--cd-ecc-pre-command<text:tab/>50</text:p>
          <text:p text:style-name="P75">--cd-image-command<text:tab/>49</text:p>
          <text:p text:style-name="P75">--cd-image-post-command<text:tab/>49</text:p>
          <text:p text:style-name="P75">--cd-image-pre-command<text:tab/>49</text:p>
          <text:p text:style-name="P75">--cd-load-volume-command<text:tab/>49</text:p>
          <text:p text:style-name="P75">--cd-request-volume-command<text:tab/>49</text:p>
          <text:p text:style-name="P75">--cd-unload-volume-command<text:tab/>49</text:p>
          <text:p text:style-name="P75">--cd-volume-size<text:tab/>49</text:p>
          <text:p text:style-name="P75">--cd-write-command<text:tab/>50</text:p>
          <text:p text:style-name="P75">--cd-write-image-command<text:tab/>50</text:p>
          <text:p text:style-name="P75">--cd-write-post-command<text:tab/>50</text:p>
          <text:p text:style-name="P75">--cd-write-pre-command<text:tab/>50</text:p>
          <text:p text:style-name="P75">--cd‑blank-command<text:tab/>50</text:p>
          <text:p text:style-name="P75">--compare<text:tab/>11, 39</text:p>
          <text:p text:style-name="P75">--compress-algorithm<text:tab/>13, 41</text:p>
          <text:p text:style-name="P75">--compress-exclude<text:tab/>45</text:p>
          <text:p text:style-name="P75">--compress-min-size<text:tab/>44</text:p>
          <text:p text:style-name="P75">--config<text:tab/>55</text:p>
          <text:p text:style-name="P75">--continue<text:tab/>64</text:p>
          <text:p text:style-name="P75">--continuous-database<text:tab/>54</text:p>
          <text:p text:style-name="P75">--create<text:tab/>8, 39</text:p>
          <text:p text:style-name="P75">--crypt-algorithm<text:tab/>45</text:p>
          <text:p text:style-name="P75">--crypt-password<text:tab/>46</text:p>
          <text:p text:style-name="P75">--crypt-private-key<text:tab/>46</text:p>
          <text:p text:style-name="P75">--crypt-public-key<text:tab/>46</text:p>
          <text:p text:style-name="P75">--crypt-type<text:tab/>45</text:p>
          <text:p text:style-name="P75">--daemon<text:tab/>52</text:p>
          <text:p text:style-name="P75">--delete-old-archive-files<text:tab/>56</text:p>
          <text:p text:style-name="P75">--destination<text:tab/>52, 65</text:p>
          <text:p text:style-name="P75">--device<text:tab/>50</text:p>
          <text:p text:style-name="P75">--device-blank-command<text:tab/>51</text:p>
          <text:p text:style-name="P75">--device-ecc-command<text:tab/>51</text:p>
          <text:p text:style-name="P75">--device-ecc-post-command<text:tab/>51</text:p>
          <text:p text:style-name="P75">--device-ecc-pre-command<text:tab/>51</text:p>
          <text:p text:style-name="P75">--device-image-command<text:tab/>51</text:p>
          <text:p text:style-name="P75">--device-image-post-command<text:tab/>51</text:p>
          <text:p text:style-name="P75">--device-image-pre-command<text:tab/>51</text:p>
          <text:p text:style-name="P75">--device-load-volume-command<text:tab/>50</text:p>
          <text:p text:style-name="P75">--device-request-volume-command<text:tab/>50</text:p>
          <text:p text:style-name="P75">--device-unload-volume-command<text:tab/>51</text:p>
          <text:p text:style-name="P75">--device-volume-size<text:tab/>51</text:p>
          <text:p text:style-name="P75">--device-write-command<text:tab/>52</text:p>
          <text:p text:style-name="P75">--device-write-post-command<text:tab/>51</text:p>
          <text:p text:style-name="P75">--device-write-pre-command<text:tab/>51</text:p>
          <text:p text:style-name="P75">--differential<text:tab/>41</text:p>
          <text:p text:style-name="P75">--directory-strip<text:tab/>52</text:p>
          <text:p text:style-name="P75">--dry-run<text:tab/>57</text:p>
          <text:p text:style-name="P75">--dvd-blank-command<text:tab/>50</text:p>
          <text:p text:style-name="P75">--dvd-device<text:tab/>48</text:p>
          <text:p text:style-name="P75">--dvd-ecc-command<text:tab/>50</text:p>
          <text:p text:style-name="P75">--dvd-ecc-post-command<text:tab/>50</text:p>
          <text:p text:style-name="P75">--dvd-ecc-pre-command<text:tab/>50</text:p>
          <text:p text:style-name="P75">--dvd-image-command<text:tab/>49</text:p>
          <text:p text:style-name="P75">--dvd-image-post-command<text:tab/>49</text:p>
          <text:p text:style-name="P75">--dvd-image-pre-command<text:tab/>49</text:p>
          <text:p text:style-name="P75">--dvd-load-volume-command<text:tab/>49</text:p>
          <text:p text:style-name="P75">--dvd-request-volume-command<text:tab/>49</text:p>
          <text:p text:style-name="P75">--dvd-unload-volume-command<text:tab/>49</text:p>
          <text:p text:style-name="P75">--dvd-volume-size<text:tab/>49</text:p>
          <text:p text:style-name="P75">--dvd-write-command<text:tab/>50</text:p>
          <text:p text:style-name="P75">--dvd-write-image-command<text:tab/>50</text:p>
          <text:p text:style-name="P75">--dvd-write-post-command<text:tab/>50</text:p>
          <text:p text:style-name="P75">--dvd-write-pre-command<text:tab/>50</text:p>
          <text:p text:style-name="P75">--ecc<text:tab/>58</text:p>
          <text:p text:style-name="P75">--exclude<text:tab/>40</text:p>
          <text:p text:style-name="P75">--exclude-command<text:tab/>40</text:p>
          <text:p text:style-name="P75">--extract<text:tab/>11, 39</text:p>
          <text:p text:style-name="P75">--file-write-post-command<text:tab/>46</text:p>
          <text:p text:style-name="P75"><text:soft-page-break/>--file-write-pre-command<text:tab/>46</text:p>
          <text:p text:style-name="P75">--force-delta-compression<text:tab/>56</text:p>
          <text:p text:style-name="P75">--force-ssl<text:tab/>64</text:p>
          <text:p text:style-name="P75">--ftp-login-name<text:tab/>46</text:p>
          <text:p text:style-name="P75">--ftp-max-connections<text:tab/>47</text:p>
          <text:p text:style-name="P75">--ftp-max-storage-size<text:tab/>47</text:p>
          <text:p text:style-name="P75">--ftp-password<text:tab/>46</text:p>
          <text:p text:style-name="P75">--ftp-write-post-command<text:tab/>47</text:p>
          <text:p text:style-name="P75">--ftp-write-pre-command<text:tab/>47</text:p>
          <text:p text:style-name="P75">--full<text:tab/>41</text:p>
          <text:p text:style-name="P75">--generate-keys<text:tab/>39</text:p>
          <text:p text:style-name="P75">--generate-keys-bits<text:tab/>39</text:p>
          <text:p text:style-name="P75">--group<text:tab/>56</text:p>
          <text:p text:style-name="P75">--help<text:tab/>58, 65</text:p>
          <text:p text:style-name="P75">--help-internal<text:tab/>58</text:p>
          <text:p text:style-name="P75">--human-format<text:tab/>56</text:p>
          <text:p text:style-name="P75">--ignore-no-backup-file<text:tab/>56</text:p>
          <text:p text:style-name="P75">--ignore-no-dump<text:tab/>56</text:p>
          <text:p text:style-name="P75">--image<text:tab/>39</text:p>
          <text:p text:style-name="P75">--include<text:tab/>40</text:p>
          <text:p text:style-name="P75">--include-command<text:tab/>40</text:p>
          <text:p text:style-name="P75">--incremental<text:tab/>41</text:p>
          <text:p text:style-name="P75">--incremental-list-file<text:tab/>41</text:p>
          <text:p text:style-name="P75">--index-database<text:tab/>53</text:p>
          <text:p text:style-name="P75">--index-database-add<text:tab/>64</text:p>
          <text:p text:style-name="P75">--index-database-auto-update<text:tab/>53</text:p>
          <text:p text:style-name="P75">--index-database-entities-list<text:tab/>65</text:p>
          <text:p text:style-name="P75">--index-database-entries-list<text:tab/>65</text:p>
          <text:p text:style-name="P75">--index-database-keep-time<text:tab/>54</text:p>
          <text:p text:style-name="P75">--index-database-max-band-width<text:tab/>54</text:p>
          <text:p text:style-name="P75">--index-database-refresh<text:tab/>65</text:p>
          <text:p text:style-name="P75">--index-database-remove<text:tab/>64</text:p>
          <text:p text:style-name="P75">--index-database-storages-list<text:tab/>65</text:p>
          <text:p text:style-name="P75">--job<text:tab/>64</text:p>
          <text:p text:style-name="P75">--key-file<text:tab/>64</text:p>
          <text:p text:style-name="P75">--list<text:tab/>10, 39, 64</text:p>
          <text:p text:style-name="P75">--log<text:tab/>55</text:p>
          <text:p text:style-name="P75">--log-file<text:tab/>55</text:p>
          <text:p text:style-name="P75">--log-post-command<text:tab/>55</text:p>
          <text:p text:style-name="P75">--login-dialog<text:tab/>64</text:p>
          <text:p text:style-name="P75">--long-format<text:tab/>56</text:p>
          <text:p text:style-name="P75">--max-band-width<text:tab/>53</text:p>
          <text:p text:style-name="P75">--max-tmp-size<text:tab/>56</text:p>
          <text:p text:style-name="P75">--mount<text:tab/>40p.</text:p>
          <text:p text:style-name="P75">--nice-level<text:tab/>53</text:p>
          <text:p text:style-name="P75">--no-bar-on-medium<text:tab/>57</text:p>
          <text:p text:style-name="P75">--no-default-config<text:tab/>57</text:p>
          <text:p text:style-name="P75">--no-detach<text:tab/>52</text:p>
          <text:p text:style-name="P75">--no-fragments-check<text:tab/>57</text:p>
          <text:p text:style-name="P75">--no-header-footer<text:tab/>56</text:p>
          <text:p text:style-name="P75">--no-index-database<text:tab/>54</text:p>
          <text:p text:style-name="P75">--no-storage<text:tab/>57</text:p>
          <text:p text:style-name="P75">--normal<text:tab/>41</text:p>
          <text:p text:style-name="P75">--numeric-permission<text:tab/>56</text:p>
          <text:p text:style-name="P75">--numeric-uid-gid<text:tab/>56</text:p>
          <text:p text:style-name="P75">--overwrite-archive-files<text:tab/>57</text:p>
          <text:p text:style-name="P75">--overwrite-entries<text:tab/>65</text:p>
          <text:p text:style-name="P75">--overwrite-files<text:tab/>57</text:p>
          <text:p text:style-name="P75">--owner<text:tab/>52</text:p>
          <text:p text:style-name="P75">--password<text:tab/>64</text:p>
          <text:p text:style-name="P75">--pause<text:tab/>64</text:p>
          <text:p text:style-name="P75">--pid-file<text:tab/>56</text:p>
          <text:p text:style-name="P75">--ping<text:tab/>64</text:p>
          <text:p text:style-name="P75">--port<text:tab/>63</text:p>
          <text:p text:style-name="P75">--post-command<text:tab/>40</text:p>
          <text:p text:style-name="P75">--pre-command<text:tab/>40</text:p>
          <text:p text:style-name="P75">--quiet<text:tab/>58</text:p>
          <text:p text:style-name="P75">--raw-images<text:tab/>57</text:p>
          <text:p text:style-name="P75">--remote-bar-executable<text:tab/>53</text:p>
          <text:p text:style-name="P75">--restore<text:tab/>65</text:p>
          <text:p text:style-name="P75">--scp-write-post-command<text:tab/>48</text:p>
          <text:p text:style-name="P75">--scp-write-pre-command<text:tab/>47</text:p>
          <text:p text:style-name="P75">--select-job<text:tab/>64</text:p>
          <text:p text:style-name="P75">--server-ca-file<text:tab/>52</text:p>
          <text:p text:style-name="P75">--server-cert-file<text:tab/>52</text:p>
          <text:p text:style-name="P75">--server-jobs-directory<text:tab/>53</text:p>
          <text:p text:style-name="P75">--server-key-file<text:tab/>52</text:p>
          <text:p text:style-name="P75">--server-password<text:tab/>52</text:p>
          <text:p text:style-name="P75">--server-port<text:tab/>52</text:p>
          <text:p text:style-name="P75">--server-tls-port<text:tab/>52</text:p>
          <text:p text:style-name="P75">--sftp-write-post-command<text:tab/>48</text:p>
          <text:p text:style-name="P75">--sftp-write-pre-command<text:tab/>48</text:p>
          <text:p text:style-name="P75">--skip-unreadable<text:tab/>56</text:p>
          <text:p text:style-name="P75">--ssh-login-name<text:tab/>47</text:p>
          <text:p text:style-name="P75">--ssh-max-connections<text:tab/>47</text:p>
          <text:p text:style-name="P75">--ssh-max-storage-size<text:tab/>47</text:p>
          <text:p text:style-name="P75">--ssh-password<text:tab/>47</text:p>
          <text:p text:style-name="P75">--ssh-port<text:tab/>47</text:p>
          <text:p text:style-name="P75">--ssh-private-key<text:tab/>47</text:p>
          <text:p text:style-name="P75">--ssh-public-key<text:tab/>47</text:p>
          <text:p text:style-name="P75">--suspend<text:tab/>64</text:p>
          <text:p text:style-name="P75">--test<text:tab/>11, 39</text:p>
          <text:p text:style-name="P75">--tls-port<text:tab/>63</text:p>
          <text:p text:style-name="P75">--tmp-directory<text:tab/>55</text:p>
          <text:p text:style-name="P75">--verbose<text:tab/>58</text:p>
          <text:p text:style-name="P75">--version<text:tab/>58, 65</text:p>
          <text:p text:style-name="P75">--volume-size<text:tab/>57</text:p>
          <text:p text:style-name="P75">--wait-first-volume<text:tab/>57</text:p>
          <text:p text:style-name="P75">--webdav-login<text:tab/>48</text:p>
          <text:p text:style-name="P75">--webdav-max-connections<text:tab/>48</text:p>
          <text:p text:style-name="P75"><text:soft-page-break/>--webdav-max-storage-size<text:tab/>48</text:p>
          <text:p text:style-name="P75">--webdav-password<text:tab/>48</text:p>
          <text:p text:style-name="P75">--webdav-write-post-command<text:tab/>48</text:p>
          <text:p text:style-name="P75">--webdav-write-pre-command<text:tab/>48</text:p>
          <text:p text:style-name="P75">--xhelp<text:tab/>58</text:p>
          <text:p text:style-name="P75">-!<text:tab/>40</text:p>
          <text:p text:style-name="P75">-#<text:tab/>40</text:p>
          <text:p text:style-name="P75">-a<text:tab/>65</text:p>
          <text:p text:style-name="P75">-c<text:tab/>39, 64</text:p>
          <text:p text:style-name="P75">-d<text:tab/>39</text:p>
          <text:p text:style-name="P75">-D<text:tab/>52</text:p>
          <text:p text:style-name="P75">-e<text:tab/>65</text:p>
          <text:p text:style-name="P75">-f<text:tab/>41</text:p>
          <text:p text:style-name="P75">-g<text:tab/>56</text:p>
          <text:p text:style-name="P75">-h<text:tab/>58, 65</text:p>
          <text:p text:style-name="P75">-H<text:tab/>56</text:p>
          <text:p text:style-name="P75">-i<text:tab/>41, 64</text:p>
          <text:p text:style-name="P75">-j<text:tab/>64</text:p>
          <text:p text:style-name="P75">-l<text:tab/>39, 64</text:p>
          <text:p text:style-name="P75">-L<text:tab/>56</text:p>
          <text:p text:style-name="P75">-m<text:tab/>39</text:p>
          <text:p text:style-name="P75">-n<text:tab/>65</text:p>
          <text:p text:style-name="P75">-o<text:tab/>57</text:p>
          <text:p text:style-name="P75">-p<text:tab/>52, 63</text:p>
          <text:p text:style-name="P75">-s<text:tab/>16, 46, 64</text:p>
          <text:p text:style-name="P75">-t<text:tab/>39, 64</text:p>
          <text:p text:style-name="P75">-x<text:tab/>39</text:p>
          <text:p text:style-name="P75">-y<text:tab/>45</text:p>
          <text:p text:style-name="P75">-z<text:tab/>13, 41</text:p>
          <text:p text:style-name="P77">A</text:p>
          <text:p text:style-name="P75">archive-name<text:tab/>59</text:p>
          <text:p text:style-name="P75">archive-type<text:tab/>59</text:p>
          <text:p text:style-name="P75">atime<text:tab/>9</text:p>
          <text:p text:style-name="P77">B</text:p>
          <text:p text:style-name="P75">bar-keygen<text:tab/>7</text:p>
          <text:p text:style-name="P75">basic commands<text:tab/>39</text:p>
          <text:p text:style-name="P77">C</text:p>
          <text:p text:style-name="P75">chunks<text:tab/>66</text:p>
          <text:p text:style-name="P75">compare archive<text:tab/>11</text:p>
          <text:p text:style-name="P75">compress archive<text:tab/>13</text:p>
          <text:p text:style-name="P75">compression<text:tab/>41</text:p>
          <text:p text:style-name="P75">creating archive<text:tab/>8</text:p>
          <text:p text:style-name="P75">crypt-password-mode<text:tab/>59</text:p>
          <text:p text:style-name="P77">D</text:p>
          <text:p text:style-name="P75">device configuration<text:tab/>61</text:p>
          <text:p text:style-name="P75">differential archive<text:tab/>12</text:p>
          <text:p text:style-name="P77">E</text:p>
          <text:p text:style-name="P75">encryption<text:tab/>45</text:p>
          <text:p text:style-name="P75">exclude<text:tab/>60</text:p>
          <text:p text:style-name="P75">exclude-command<text:tab/>60</text:p>
          <text:p text:style-name="P75">extract archive<text:tab/>11</text:p>
          <text:p text:style-name="P77">F</text:p>
          <text:p text:style-name="P75">file format<text:tab/>66</text:p>
          <text:p text:style-name="P75">ftp server configuration<text:tab/>60</text:p>
          <text:p text:style-name="P77">G</text:p>
          <text:p text:style-name="P75">graphical front end<text:tab/>21</text:p>
          <text:p text:style-name="P77">I</text:p>
          <text:p text:style-name="P75">include-file<text:tab/>59</text:p>
          <text:p text:style-name="P75">include-file-command<text:tab/>59</text:p>
          <text:p text:style-name="P75">include-image<text:tab/>59</text:p>
          <text:p text:style-name="P75">include-image-command<text:tab/>60</text:p>
          <text:p text:style-name="P75">include/exclude files<text:tab/>40</text:p>
          <text:p text:style-name="P75">incremental archive<text:tab/>12</text:p>
          <text:p text:style-name="P77">L</text:p>
          <text:p text:style-name="P75">list archive<text:tab/>10</text:p>
          <text:p text:style-name="P77">P</text:p>
          <text:p text:style-name="P75">pause-create<text:tab/>65</text:p>
          <text:p text:style-name="P75">pause-index-database-update<text:tab/>65</text:p>
          <text:p text:style-name="P75">pause-restore<text:tab/>65</text:p>
          <text:p text:style-name="P75">pause-storage<text:tab/>65</text:p>
          <text:p text:style-name="P77">S</text:p>
          <text:p text:style-name="P75">schedule configuration<text:tab/>62</text:p>
          <text:p text:style-name="P75">server<text:tab/>19, 52, 65</text:p>
          <text:p text:style-name="P75">server-password<text:tab/>66</text:p>
          <text:p text:style-name="P75">server-port<text:tab/>66</text:p>
          <text:p text:style-name="P75">server-tls-port<text:tab/>66</text:p>
          <text:p text:style-name="P75">split archives<text:tab/>16, 46</text:p>
          <text:p text:style-name="P75">ssh/scp/sftp server configuration<text:tab/>61</text:p>
          <text:p text:style-name="P75">store archives<text:tab/>16, 46</text:p>
          <text:p text:style-name="P77">T</text:p>
          <text:p text:style-name="P75">test archive<text:tab/>11</text:p>
          <text:p text:style-name="P77">U</text:p>
          <text:p text:style-name="P75">URI<text:tab/>16</text:p>
        </text:index-body>
      </text:alphabetical-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Times New Roman1"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1-08T08:49:38.382841931</dc:date>
    <meta:editing-duration>P255DT23H36M56S</meta:editing-duration>
    <meta:editing-cycles>536</meta:editing-cycles>
    <meta:generator>LibreOffice/4.2.8.2$Linux_X86_64 LibreOffice_project/420m0$Build-2</meta:generator>
    <meta:document-statistic meta:table-count="14" meta:image-count="19" meta:object-count="0" meta:page-count="82" meta:paragraph-count="2394" meta:word-count="22159" meta:character-count="139670" meta:non-whitespace-character-count="120361"/>
  </office:meta>
</office:document-meta>
</file>